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  <style:font-face style:name="Trn" svg:font-family="Trn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e8284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1" style:font-size-complex="12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213c42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791e41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d2748f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bb6611" officeooo:paragraph-rsid="01c261d7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854a0" officeooo:paragraph-rsid="01c854a0" style:font-name-complex="Times New Roman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bb55b" officeooo:paragraph-rsid="01c3673a" style:font-name-complex="Times New Roman1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1" style:font-size-complex="12pt" style:font-style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1" style:font-size-complex="12pt" style:font-style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1" style:font-size-complex="12pt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c7abc7" style:font-style-asian="normal" style:font-name-complex="Times New Roman1" style:font-size-complex="12pt" style:font-style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1a55361" officeooo:paragraph-rsid="01ef44e0" style:font-style-asian="normal" style:font-weight-asian="bold" style:font-name-complex="Times New Roman1" style:font-size-complex="12pt" style:font-style-complex="normal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e9dda9" officeooo:paragraph-rsid="01ef44e0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05479" officeooo:paragraph-rsid="01f05479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1f1d686" style:font-style-asian="normal" style:font-weight-asian="normal" style:font-name-complex="Times New Roman1" style:font-size-complex="12pt" style:font-style-complex="normal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21bc77b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fa615" officeooo:paragraph-rsid="01ff79e8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0bb4cf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791e41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213c42" style:font-style-asian="normal" style:font-weight-asian="normal" style:font-name-complex="Times New Roman1" style:font-size-complex="12pt" style:font-style-complex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791e41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34945" officeooo:paragraph-rsid="02434945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7238f" officeooo:paragraph-rsid="0247238f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081b2" officeooo:paragraph-rsid="025081b2" style:font-style-asian="normal" style:font-weight-asian="normal" style:font-name-complex="Times New Roman1" style:font-size-complex="12pt" style:font-style-complex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434b1" officeooo:paragraph-rsid="025434b1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6b750" officeooo:paragraph-rsid="0256b750" style:font-style-asian="normal" style:font-weight-asian="normal" style:font-name-complex="Times New Roman1" style:font-size-complex="12pt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e7f85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76fbb7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60f33f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0f33f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58" style:family="paragraph" style:parent-style-name="Footnote">
      <style:text-properties officeooo:rsid="0203bf40" officeooo:paragraph-rsid="0203bf40"/>
    </style:style>
    <style:style style:name="P59" style:family="paragraph" style:parent-style-name="Footnote">
      <style:text-properties officeooo:rsid="020418e5" officeooo:paragraph-rsid="020418e5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fo:font-weight="normal" officeooo:rsid="020bb4cf" officeooo:paragraph-rsid="020bb4cf" style:font-weight-asian="normal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fo:font-weight="normal" officeooo:rsid="0221e33b" officeooo:paragraph-rsid="0221e33b" style:font-weight-asian="normal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fo:font-weight="normal" officeooo:rsid="022f394e" officeooo:paragraph-rsid="027daf88" style:font-weight-asian="normal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05d3b7" officeooo:paragraph-rsid="020f9533" style:font-weight-asian="normal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1a2de0" style:font-weight-asian="normal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213c42" style:font-weight-asian="normal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92e16" officeooo:paragraph-rsid="02392e16" style:font-weight-asian="normal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cc759" officeooo:paragraph-rsid="024dd552" style:font-weight-asian="normal" style:font-weight-complex="normal"/>
    </style:style>
    <style:style style:name="P8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de31a" officeooo:paragraph-rsid="025248c6" style:font-weight-asian="normal" style:font-weight-complex="normal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e9dd4" officeooo:paragraph-rsid="02801060" style:font-weight-asian="normal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791e41" officeooo:paragraph-rsid="02801060" style:font-weight-asian="normal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1f3155d" officeooo:paragraph-rsid="01f3155d" style:font-style-asian="normal" style:font-weight-asian="normal" style:font-name-complex="Times New Roman1" style:font-size-complex="12pt" style:font-style-complex="normal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officeooo:rsid="021771c9" officeooo:paragraph-rsid="021771c9"/>
    </style:style>
    <style:style style:name="P94" style:family="paragraph" style:parent-style-name="Heading_20_1" style:master-page-name="First_20_Page">
      <style:paragraph-properties style:page-number="auto"/>
    </style:style>
    <style:style style:name="P95" style:family="paragraph" style:parent-style-name="Footnote">
      <style:text-properties officeooo:rsid="02bbbc96" officeooo:paragraph-rsid="02bbbc96"/>
    </style:style>
    <style:style style:name="P9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791e41" officeooo:paragraph-rsid="02801060" style:font-weight-asian="normal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56ba3" officeooo:paragraph-rsid="02856ba3" style:font-weight-asian="normal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69178" officeooo:paragraph-rsid="02869178" style:font-weight-asian="normal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87cfd" officeooo:paragraph-rsid="02887cfd" style:font-weight-asian="normal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c33c7" officeooo:paragraph-rsid="028c33c7" style:font-weight-asian="normal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8c33c7" style:font-style-asian="normal" style:font-weight-asian="normal" style:font-name-complex="Times New Roman1" style:font-size-complex="12pt" style:font-style-complex="normal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8c33c7" style:font-style-asian="normal" style:font-weight-asian="normal" style:font-name-complex="Times New Roman1" style:font-size-complex="12pt" style:font-style-complex="normal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8d42e0" style:font-style-asian="normal" style:font-weight-asian="normal" style:font-name-complex="Times New Roman1" style:font-size-complex="12pt" style:font-style-complex="normal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29b7c" officeooo:paragraph-rsid="02929b7c" style:font-style-asian="normal" style:font-weight-asian="normal" style:font-name-complex="Times New Roman1" style:font-size-complex="12pt" style:font-style-complex="normal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9d1de" officeooo:paragraph-rsid="0299d1de" style:font-style-asian="normal" style:font-weight-asian="normal" style:font-name-complex="Times New Roman1" style:font-size-complex="12pt" style:font-style-complex="normal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824fe" officeooo:paragraph-rsid="02c5cfef" style:font-style-asian="normal" style:font-weight-asian="normal" style:font-name-complex="Times New Roman1" style:font-size-complex="12pt" style:font-style-complex="normal" style:font-weight-complex="normal"/>
    </style:style>
    <style:style style:name="P10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b4c69" officeooo:paragraph-rsid="02ab4c69" style:font-style-asian="normal" style:font-weight-asian="normal" style:font-name-complex="Times New Roman1" style:font-size-complex="12pt" style:font-style-complex="normal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d1744" officeooo:paragraph-rsid="02b2008c" style:font-style-asian="normal" style:font-weight-asian="normal" style:font-name-complex="Times New Roman1" style:font-size-complex="12pt" style:font-style-complex="normal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c9c867" officeooo:paragraph-rsid="02c9c867" style:font-style-asian="normal" style:font-weight-asian="normal" style:font-name-complex="Times New Roman1" style:font-size-complex="12pt" style:font-style-complex="normal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8c33c7" style:font-weight-asian="bold" style:font-weight-complex="bold"/>
    </style:style>
    <style:style style:name="P112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213c42" officeooo:paragraph-rsid="028c33c7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officeooo:rsid="019ca9fd" style:font-name-complex="Times New Roman1" style:font-size-complex="12pt"/>
    </style:style>
    <style:style style:name="T5" style:family="text">
      <style:text-properties officeooo:rsid="019cf784" style:font-name-complex="Times New Roman1" style:font-size-complex="12pt"/>
    </style:style>
    <style:style style:name="T6" style:family="text">
      <style:text-properties officeooo:rsid="019e3d05" style:font-name-complex="Times New Roman1" style:font-size-complex="12pt"/>
    </style:style>
    <style:style style:name="T7" style:family="text">
      <style:text-properties officeooo:rsid="01a088d6" style:font-name-complex="Times New Roman1" style:font-size-complex="12pt"/>
    </style:style>
    <style:style style:name="T8" style:family="text">
      <style:text-properties officeooo:rsid="01a398f9" style:font-name-complex="Times New Roman1" style:font-size-complex="12pt"/>
    </style:style>
    <style:style style:name="T9" style:family="text">
      <style:text-properties officeooo:rsid="01a51333" style:font-name-complex="Times New Roman1" style:font-size-complex="12pt"/>
    </style:style>
    <style:style style:name="T10" style:family="text">
      <style:text-properties officeooo:rsid="01aad25c" style:font-name-complex="Times New Roman1" style:font-size-complex="12pt"/>
    </style:style>
    <style:style style:name="T11" style:family="text">
      <style:text-properties officeooo:rsid="01af8865" style:font-name-complex="Times New Roman1" style:font-size-complex="12pt"/>
    </style:style>
    <style:style style:name="T12" style:family="text">
      <style:text-properties officeooo:rsid="01bb9526" style:font-name-complex="Times New Roman1" style:font-size-complex="12pt"/>
    </style:style>
    <style:style style:name="T13" style:family="text">
      <style:text-properties officeooo:rsid="01bd9025" style:font-name-complex="Times New Roman1" style:font-size-complex="12pt"/>
    </style:style>
    <style:style style:name="T14" style:family="text">
      <style:text-properties officeooo:rsid="01bf10ab" style:font-name-complex="Times New Roman1" style:font-size-complex="12pt"/>
    </style:style>
    <style:style style:name="T15" style:family="text">
      <style:text-properties officeooo:rsid="01c199d9" style:font-name-complex="Times New Roman1" style:font-size-complex="12pt"/>
    </style:style>
    <style:style style:name="T16" style:family="text">
      <style:text-properties officeooo:rsid="01c261d7" style:font-name-complex="Times New Roman1" style:font-size-complex="12pt"/>
    </style:style>
    <style:style style:name="T17" style:family="text">
      <style:text-properties officeooo:rsid="01c26810" style:font-name-complex="Times New Roman1" style:font-size-complex="12pt"/>
    </style:style>
    <style:style style:name="T18" style:family="text">
      <style:text-properties officeooo:rsid="01c4d4c4" style:font-name-complex="Times New Roman1" style:font-size-complex="12pt"/>
    </style:style>
    <style:style style:name="T19" style:family="text">
      <style:text-properties officeooo:rsid="01c972dc" style:font-name-complex="Times New Roman1" style:font-size-complex="12pt"/>
    </style:style>
    <style:style style:name="T20" style:family="text">
      <style:text-properties officeooo:rsid="01cad4a6" style:font-name-complex="Times New Roman1" style:font-size-complex="12pt"/>
    </style:style>
    <style:style style:name="T21" style:family="text">
      <style:text-properties officeooo:rsid="01ce2d0b" style:font-name-complex="Times New Roman1" style:font-size-complex="12pt"/>
    </style:style>
    <style:style style:name="T22" style:family="text">
      <style:text-properties officeooo:rsid="01d02338" style:font-name-complex="Times New Roman1" style:font-size-complex="12pt"/>
    </style:style>
    <style:style style:name="T23" style:family="text">
      <style:text-properties officeooo:rsid="01d04563" style:font-name-complex="Times New Roman1" style:font-size-complex="12pt"/>
    </style:style>
    <style:style style:name="T24" style:family="text">
      <style:text-properties officeooo:rsid="01d35e4c" style:font-name-complex="Times New Roman1" style:font-size-complex="12pt"/>
    </style:style>
    <style:style style:name="T25" style:family="text">
      <style:text-properties officeooo:rsid="01d77a9b" style:font-name-complex="Times New Roman1" style:font-size-complex="12pt"/>
    </style:style>
    <style:style style:name="T26" style:family="text">
      <style:text-properties officeooo:rsid="01d89107" style:font-name-complex="Times New Roman1" style:font-size-complex="12pt"/>
    </style:style>
    <style:style style:name="T27" style:family="text">
      <style:text-properties officeooo:rsid="01d99096" style:font-name-complex="Times New Roman1" style:font-size-complex="12pt"/>
    </style:style>
    <style:style style:name="T28" style:family="text">
      <style:text-properties officeooo:rsid="01db2508" style:font-name-complex="Times New Roman1" style:font-size-complex="12pt"/>
    </style:style>
    <style:style style:name="T29" style:family="text">
      <style:text-properties officeooo:rsid="01de14a5" style:font-name-complex="Times New Roman1" style:font-size-complex="12pt"/>
    </style:style>
    <style:style style:name="T30" style:family="text">
      <style:text-properties officeooo:rsid="01df020f" style:font-name-complex="Times New Roman1" style:font-size-complex="12pt"/>
    </style:style>
    <style:style style:name="T31" style:family="text">
      <style:text-properties officeooo:rsid="01e0946c" style:font-name-complex="Times New Roman1" style:font-size-complex="12pt"/>
    </style:style>
    <style:style style:name="T32" style:family="text">
      <style:text-properties officeooo:rsid="01e0dc23" style:font-name-complex="Times New Roman1" style:font-size-complex="12pt"/>
    </style:style>
    <style:style style:name="T33" style:family="text">
      <style:text-properties officeooo:rsid="01e17e96" style:font-name-complex="Times New Roman1" style:font-size-complex="12pt"/>
    </style:style>
    <style:style style:name="T34" style:family="text">
      <style:text-properties officeooo:rsid="01e4cfcf" style:font-name-complex="Times New Roman1" style:font-size-complex="12pt"/>
    </style:style>
    <style:style style:name="T35" style:family="text">
      <style:text-properties officeooo:rsid="01e5305c" style:font-name-complex="Times New Roman1" style:font-size-complex="12pt"/>
    </style:style>
    <style:style style:name="T36" style:family="text">
      <style:text-properties officeooo:rsid="01e6e7fb" style:font-name-complex="Times New Roman1" style:font-size-complex="12pt"/>
    </style:style>
    <style:style style:name="T37" style:family="text">
      <style:text-properties officeooo:rsid="01e8d8ca" style:font-name-complex="Times New Roman1" style:font-size-complex="12pt"/>
    </style:style>
    <style:style style:name="T38" style:family="text">
      <style:text-properties officeooo:rsid="01fa8789" style:font-name-complex="Times New Roman1" style:font-size-complex="12pt"/>
    </style:style>
    <style:style style:name="T39" style:family="text">
      <style:text-properties officeooo:rsid="01fc3525" style:font-name-complex="Times New Roman1" style:font-size-complex="12pt"/>
    </style:style>
    <style:style style:name="T40" style:family="text">
      <style:text-properties officeooo:rsid="02a02062" style:font-name-complex="Times New Roman1" style:font-size-complex="12pt"/>
    </style:style>
    <style:style style:name="T41" style:family="text">
      <style:text-properties officeooo:rsid="02a347f3" style:font-name-complex="Times New Roman1" style:font-size-complex="12pt"/>
    </style:style>
    <style:style style:name="T42" style:family="text">
      <style:text-properties officeooo:rsid="02a4a20e" style:font-name-complex="Times New Roman1" style:font-size-complex="12pt"/>
    </style:style>
    <style:style style:name="T43" style:family="text">
      <style:text-properties fo:font-style="italic" style:font-style-asian="italic" style:font-name-complex="Times New Roman1" style:font-size-complex="12pt" style:font-style-complex="italic"/>
    </style:style>
    <style:style style:name="T44" style:family="text">
      <style:text-properties fo:font-style="italic" officeooo:rsid="019cf784" style:font-style-asian="italic" style:font-name-complex="Times New Roman1" style:font-size-complex="12pt" style:font-style-complex="italic"/>
    </style:style>
    <style:style style:name="T45" style:family="text">
      <style:text-properties fo:font-style="italic" officeooo:rsid="01b4caa9" style:font-style-asian="italic" style:font-name-complex="Times New Roman1" style:font-size-complex="12pt" style:font-style-complex="italic"/>
    </style:style>
    <style:style style:name="T46" style:family="text">
      <style:text-properties fo:font-style="italic" officeooo:rsid="01b186c7" style:font-style-asian="italic" style:font-name-complex="Times New Roman1" style:font-size-complex="12pt" style:font-style-complex="italic"/>
    </style:style>
    <style:style style:name="T47" style:family="text">
      <style:text-properties fo:font-style="italic" officeooo:rsid="01d89107" style:font-style-asian="italic" style:font-name-complex="Times New Roman1" style:font-size-complex="12pt" style:font-style-complex="italic"/>
    </style:style>
    <style:style style:name="T48" style:family="text">
      <style:text-properties fo:font-style="italic" officeooo:rsid="02150457" style:font-style-asian="italic" style:font-name-complex="Times New Roman1" style:font-size-complex="12pt" style:font-style-complex="italic"/>
    </style:style>
    <style:style style:name="T49" style:family="text">
      <style:text-properties fo:font-style="italic" officeooo:rsid="02a02062" style:font-style-asian="italic" style:font-name-complex="Times New Roman1" style:font-size-complex="12pt" style:font-style-complex="italic"/>
    </style:style>
    <style:style style:name="T50" style:family="text">
      <style:text-properties fo:font-weight="bold" style:font-weight-asian="bold" style:font-name-complex="Times New Roman1" style:font-size-complex="12pt" style:font-weight-complex="bold"/>
    </style:style>
    <style:style style:name="T51" style:family="text">
      <style:text-properties fo:font-weight="bold" officeooo:rsid="01aed673" style:font-weight-asian="bold" style:font-name-complex="Times New Roman1" style:font-size-complex="12pt" style:font-weight-complex="bold"/>
    </style:style>
    <style:style style:name="T52" style:family="text">
      <style:text-properties fo:font-weight="bold" officeooo:rsid="01e0946c" style:font-weight-asian="bold" style:font-name-complex="Times New Roman1" style:font-size-complex="12pt" style:font-weight-complex="bold"/>
    </style:style>
    <style:style style:name="T53" style:family="text">
      <style:text-properties fo:font-weight="bold" officeooo:rsid="01e0dc23" style:font-weight-asian="bold" style:font-name-complex="Times New Roman1" style:font-size-complex="12pt" style:font-weight-complex="bold"/>
    </style:style>
    <style:style style:name="T54" style:family="text">
      <style:text-properties fo:font-weight="bold" officeooo:rsid="01de14a5" style:font-weight-asian="bold" style:font-weight-complex="bold"/>
    </style:style>
    <style:style style:name="T55" style:family="text">
      <style:text-properties fo:font-weight="bold" officeooo:rsid="025f4ee2" style:font-weight-asian="bold" style:font-weight-complex="bold"/>
    </style:style>
    <style:style style:name="T56" style:family="text">
      <style:text-properties fo:font-weight="bold" officeooo:rsid="02a7088a" style:font-weight-asian="bold" style:font-weight-complex="bold"/>
    </style:style>
    <style:style style:name="T57" style:family="text">
      <style:text-properties style:font-name="Transliteration1" style:font-name-complex="Times New Roman1" style:font-size-complex="12pt"/>
    </style:style>
    <style:style style:name="T58" style:family="text">
      <style:text-properties style:font-name="Transliteration1" officeooo:rsid="01af8865" style:font-name-complex="Times New Roman1" style:font-size-complex="12pt"/>
    </style:style>
    <style:style style:name="T59" style:family="text">
      <style:text-properties style:font-name="Transliteration1" officeooo:rsid="01b6a868" style:font-name-complex="Times New Roman1" style:font-size-complex="12pt"/>
    </style:style>
    <style:style style:name="T60" style:family="text">
      <style:text-properties style:font-name="Transliteration1" officeooo:rsid="01b824db" style:font-name-complex="Times New Roman1" style:font-size-complex="12pt"/>
    </style:style>
    <style:style style:name="T61" style:family="text">
      <style:text-properties style:font-name="Transliteration1" officeooo:rsid="01b903ad" style:font-name-complex="Times New Roman1" style:font-size-complex="12pt"/>
    </style:style>
    <style:style style:name="T62" style:family="text">
      <style:text-properties style:font-name="Transliteration1" officeooo:rsid="01b9d1b8" style:font-name-complex="Times New Roman1" style:font-size-complex="12pt"/>
    </style:style>
    <style:style style:name="T63" style:family="text">
      <style:text-properties style:font-name="Transliteration1" officeooo:rsid="01ba7b25" style:font-name-complex="Times New Roman1" style:font-size-complex="12pt"/>
    </style:style>
    <style:style style:name="T64" style:family="text">
      <style:text-properties style:font-name="Transliteration1" officeooo:rsid="01bb6611" style:font-name-complex="Times New Roman1" style:font-size-complex="12pt"/>
    </style:style>
    <style:style style:name="T65" style:family="text">
      <style:text-properties style:font-name="Transliteration1" officeooo:rsid="01bd9025" style:font-name-complex="Times New Roman1" style:font-size-complex="12pt"/>
    </style:style>
    <style:style style:name="T66" style:family="text">
      <style:text-properties style:font-name="Transliteration1" officeooo:rsid="01bf10ab" style:font-name-complex="Times New Roman1" style:font-size-complex="12pt"/>
    </style:style>
    <style:style style:name="T67" style:family="text">
      <style:text-properties style:font-name="Transliteration1" officeooo:rsid="01c261d7" style:font-name-complex="Times New Roman1" style:font-size-complex="12pt"/>
    </style:style>
    <style:style style:name="T68" style:family="text">
      <style:text-properties style:font-name="Transliteration1" officeooo:rsid="01c3673a" style:font-name-complex="Times New Roman1" style:font-size-complex="12pt"/>
    </style:style>
    <style:style style:name="T69" style:family="text">
      <style:text-properties style:font-name="Transliteration1" officeooo:rsid="01c3b4d7" style:font-name-complex="Times New Roman1" style:font-size-complex="12pt"/>
    </style:style>
    <style:style style:name="T70" style:family="text">
      <style:text-properties style:font-name="Transliteration1" officeooo:rsid="01c854a0" style:font-name-complex="Times New Roman1" style:font-size-complex="12pt"/>
    </style:style>
    <style:style style:name="T71" style:family="text">
      <style:text-properties style:font-name="Transliteration1" officeooo:rsid="01c972dc" style:font-name-complex="Times New Roman1" style:font-size-complex="12pt"/>
    </style:style>
    <style:style style:name="T72" style:family="text">
      <style:text-properties style:font-name="Transliteration1" officeooo:rsid="01cad4a6" style:font-name-complex="Times New Roman1" style:font-size-complex="12pt"/>
    </style:style>
    <style:style style:name="T73" style:family="text">
      <style:text-properties style:font-name="Transliteration1" officeooo:rsid="01cbb55b" style:font-name-complex="Times New Roman1" style:font-size-complex="12pt"/>
    </style:style>
    <style:style style:name="T74" style:family="text">
      <style:text-properties style:font-name="Transliteration1" officeooo:rsid="01cc98b2" style:font-name-complex="Times New Roman1" style:font-size-complex="12pt"/>
    </style:style>
    <style:style style:name="T75" style:family="text">
      <style:text-properties style:font-name="Transliteration1" officeooo:rsid="01ce2d0b" style:font-name-complex="Times New Roman1" style:font-size-complex="12pt"/>
    </style:style>
    <style:style style:name="T76" style:family="text">
      <style:text-properties style:font-name="Transliteration1" officeooo:rsid="01d35e4c" style:font-name-complex="Times New Roman1" style:font-size-complex="12pt"/>
    </style:style>
    <style:style style:name="T77" style:family="text">
      <style:text-properties style:font-name="Transliteration1" officeooo:rsid="01d77a9b" style:font-name-complex="Times New Roman1" style:font-size-complex="12pt"/>
    </style:style>
    <style:style style:name="T78" style:family="text">
      <style:text-properties style:font-name="Transliteration1" officeooo:rsid="01de14a5" style:font-name-complex="Times New Roman1" style:font-size-complex="12pt"/>
    </style:style>
    <style:style style:name="T79" style:family="text">
      <style:text-properties style:font-name="Transliteration1" officeooo:rsid="02a0c07d" style:font-name-complex="Times New Roman1" style:font-size-complex="12pt"/>
    </style:style>
    <style:style style:name="T80" style:family="text">
      <style:text-properties style:font-name="Transliteration1" fo:font-weight="bold" style:font-weight-asian="bold" style:font-name-complex="Times New Roman1" style:font-size-complex="12pt" style:font-weight-complex="bold"/>
    </style:style>
    <style:style style:name="T81" style:family="text">
      <style:text-properties style:font-name="Transliteration1" fo:font-weight="bold" officeooo:rsid="01de14a5" style:font-weight-asian="bold" style:font-name-complex="Times New Roman1" style:font-size-complex="12pt" style:font-weight-complex="bold"/>
    </style:style>
    <style:style style:name="T82" style:family="text">
      <style:text-properties fo:font-style="normal" style:font-style-asian="normal" style:font-name-complex="Times New Roman1" style:font-size-complex="12pt" style:font-style-complex="normal"/>
    </style:style>
    <style:style style:name="T83" style:family="text">
      <style:text-properties fo:font-style="normal" officeooo:rsid="019cf784" style:font-style-asian="normal" style:font-name-complex="Times New Roman1" style:font-size-complex="12pt" style:font-style-complex="normal"/>
    </style:style>
    <style:style style:name="T84" style:family="text">
      <style:text-properties fo:font-style="normal" officeooo:rsid="019df45c" style:font-style-asian="normal" style:font-name-complex="Times New Roman1" style:font-size-complex="12pt" style:font-style-complex="normal"/>
    </style:style>
    <style:style style:name="T85" style:family="text">
      <style:text-properties fo:font-style="normal" officeooo:rsid="01a069bf" style:font-style-asian="normal" style:font-name-complex="Times New Roman1" style:font-size-complex="12pt" style:font-style-complex="normal"/>
    </style:style>
    <style:style style:name="T86" style:family="text">
      <style:text-properties fo:font-style="normal" officeooo:rsid="01a55361" style:font-style-asian="normal" style:font-name-complex="Times New Roman1" style:font-size-complex="12pt" style:font-style-complex="normal"/>
    </style:style>
    <style:style style:name="T87" style:family="text">
      <style:text-properties fo:font-style="normal" officeooo:rsid="01b186c7" style:font-style-asian="normal" style:font-name-complex="Times New Roman1" style:font-size-complex="12pt" style:font-style-complex="normal"/>
    </style:style>
    <style:style style:name="T88" style:family="text">
      <style:text-properties fo:font-style="normal" officeooo:rsid="01b48c9c" style:font-style-asian="normal" style:font-name-complex="Times New Roman1" style:font-size-complex="12pt" style:font-style-complex="normal"/>
    </style:style>
    <style:style style:name="T89" style:family="text">
      <style:text-properties fo:font-style="normal" officeooo:rsid="01b4f3c6" style:font-style-asian="normal" style:font-name-complex="Times New Roman1" style:font-size-complex="12pt" style:font-style-complex="normal"/>
    </style:style>
    <style:style style:name="T90" style:family="text">
      <style:text-properties fo:font-style="normal" officeooo:rsid="01bf10ab" style:font-style-asian="normal" style:font-name-complex="Times New Roman1" style:font-size-complex="12pt" style:font-style-complex="normal"/>
    </style:style>
    <style:style style:name="T91" style:family="text">
      <style:text-properties fo:font-style="normal" officeooo:rsid="01eb821a" style:font-style-asian="normal" style:font-name-complex="Times New Roman1" style:font-size-complex="12pt" style:font-style-complex="normal"/>
    </style:style>
    <style:style style:name="T92" style:family="text">
      <style:text-properties fo:font-style="normal" officeooo:rsid="01ed694c" style:font-style-asian="normal" style:font-name-complex="Times New Roman1" style:font-size-complex="12pt" style:font-style-complex="normal"/>
    </style:style>
    <style:style style:name="T93" style:family="text">
      <style:text-properties fo:font-style="normal" officeooo:rsid="01f2f136" style:font-style-asian="normal" style:font-name-complex="Times New Roman1" style:font-size-complex="12pt" style:font-style-complex="normal"/>
    </style:style>
    <style:style style:name="T94" style:family="text">
      <style:text-properties fo:font-style="normal" officeooo:rsid="01f4cf35" style:font-style-asian="normal" style:font-name-complex="Times New Roman1" style:font-size-complex="12pt" style:font-style-complex="normal"/>
    </style:style>
    <style:style style:name="T95" style:family="text">
      <style:text-properties fo:font-style="normal" officeooo:rsid="01f68f8c" style:font-style-asian="normal" style:font-name-complex="Times New Roman1" style:font-size-complex="12pt" style:font-style-complex="normal"/>
    </style:style>
    <style:style style:name="T96" style:family="text">
      <style:text-properties fo:font-style="normal" officeooo:rsid="01f847c5" style:font-style-asian="normal" style:font-name-complex="Times New Roman1" style:font-size-complex="12pt" style:font-style-complex="normal"/>
    </style:style>
    <style:style style:name="T97" style:family="text">
      <style:text-properties fo:font-style="normal" officeooo:rsid="01fc48be" style:font-style-asian="normal" style:font-name-complex="Times New Roman1" style:font-size-complex="12pt" style:font-style-complex="normal"/>
    </style:style>
    <style:style style:name="T98" style:family="text">
      <style:text-properties fo:font-style="normal" officeooo:rsid="01fcfda0" style:font-style-asian="normal" style:font-name-complex="Times New Roman1" style:font-size-complex="12pt" style:font-style-complex="normal"/>
    </style:style>
    <style:style style:name="T99" style:family="text">
      <style:text-properties fo:font-style="normal" officeooo:rsid="01fe2848" style:font-style-asian="normal" style:font-name-complex="Times New Roman1" style:font-size-complex="12pt" style:font-style-complex="normal"/>
    </style:style>
    <style:style style:name="T100" style:family="text">
      <style:text-properties fo:font-style="normal" officeooo:rsid="01fe77c8" style:font-style-asian="normal" style:font-name-complex="Times New Roman1" style:font-size-complex="12pt" style:font-style-complex="normal"/>
    </style:style>
    <style:style style:name="T101" style:family="text">
      <style:text-properties fo:font-style="normal" officeooo:rsid="01ff79e8" style:font-style-asian="normal" style:font-name-complex="Times New Roman1" style:font-size-complex="12pt" style:font-style-complex="normal"/>
    </style:style>
    <style:style style:name="T102" style:family="text">
      <style:text-properties fo:font-style="normal" officeooo:rsid="01ff9b42" style:font-style-asian="normal" style:font-name-complex="Times New Roman1" style:font-size-complex="12pt" style:font-style-complex="normal"/>
    </style:style>
    <style:style style:name="T103" style:family="text">
      <style:text-properties fo:font-style="normal" officeooo:rsid="01ffa615" style:font-style-asian="normal" style:font-name-complex="Times New Roman1" style:font-size-complex="12pt" style:font-style-complex="normal"/>
    </style:style>
    <style:style style:name="T104" style:family="text">
      <style:text-properties fo:font-style="normal" officeooo:rsid="0201e0c5" style:font-style-asian="normal" style:font-name-complex="Times New Roman1" style:font-size-complex="12pt" style:font-style-complex="normal"/>
    </style:style>
    <style:style style:name="T105" style:family="text">
      <style:text-properties fo:font-style="normal" officeooo:rsid="020734ac" style:font-style-asian="normal" style:font-name-complex="Times New Roman1" style:font-size-complex="12pt" style:font-style-complex="normal"/>
    </style:style>
    <style:style style:name="T106" style:family="text">
      <style:text-properties fo:font-style="normal" officeooo:rsid="02089ad0" style:font-style-asian="normal" style:font-name-complex="Times New Roman1" style:font-size-complex="12pt" style:font-style-complex="normal"/>
    </style:style>
    <style:style style:name="T107" style:family="text">
      <style:text-properties fo:font-style="normal" officeooo:rsid="020b713c" style:font-style-asian="normal" style:font-name-complex="Times New Roman1" style:font-size-complex="12pt" style:font-style-complex="normal"/>
    </style:style>
    <style:style style:name="T108" style:family="text">
      <style:text-properties fo:font-style="normal" officeooo:rsid="020c63a9" style:font-style-asian="normal" style:font-name-complex="Times New Roman1" style:font-size-complex="12pt" style:font-style-complex="normal"/>
    </style:style>
    <style:style style:name="T109" style:family="text">
      <style:text-properties fo:font-style="normal" officeooo:rsid="020f0044" style:font-style-asian="normal" style:font-name-complex="Times New Roman1" style:font-size-complex="12pt" style:font-style-complex="normal"/>
    </style:style>
    <style:style style:name="T110" style:family="text">
      <style:text-properties fo:font-style="normal" officeooo:rsid="020f9533" style:font-style-asian="normal" style:font-name-complex="Times New Roman1" style:font-size-complex="12pt" style:font-style-complex="normal"/>
    </style:style>
    <style:style style:name="T111" style:family="text">
      <style:text-properties fo:font-style="normal" officeooo:rsid="021035de" style:font-style-asian="normal" style:font-name-complex="Times New Roman1" style:font-size-complex="12pt" style:font-style-complex="normal"/>
    </style:style>
    <style:style style:name="T112" style:family="text">
      <style:text-properties fo:font-style="normal" officeooo:rsid="021082cc" style:font-style-asian="normal" style:font-name-complex="Times New Roman1" style:font-size-complex="12pt" style:font-style-complex="normal"/>
    </style:style>
    <style:style style:name="T113" style:family="text">
      <style:text-properties fo:font-style="normal" officeooo:rsid="021259d4" style:font-style-asian="normal" style:font-name-complex="Times New Roman1" style:font-size-complex="12pt" style:font-style-complex="normal"/>
    </style:style>
    <style:style style:name="T114" style:family="text">
      <style:text-properties fo:font-style="normal" officeooo:rsid="02131ed7" style:font-style-asian="normal" style:font-name-complex="Times New Roman1" style:font-size-complex="12pt" style:font-style-complex="normal"/>
    </style:style>
    <style:style style:name="T115" style:family="text">
      <style:text-properties fo:font-style="normal" officeooo:rsid="02150457" style:font-style-asian="normal" style:font-name-complex="Times New Roman1" style:font-size-complex="12pt" style:font-style-complex="normal"/>
    </style:style>
    <style:style style:name="T116" style:family="text">
      <style:text-properties fo:font-style="normal" officeooo:rsid="0217c8cd" style:font-style-asian="normal" style:font-name-complex="Times New Roman1" style:font-size-complex="12pt" style:font-style-complex="normal"/>
    </style:style>
    <style:style style:name="T117" style:family="text">
      <style:text-properties fo:font-style="normal" officeooo:rsid="0219cd2e" style:font-style-asian="normal" style:font-name-complex="Times New Roman1" style:font-size-complex="12pt" style:font-style-complex="normal"/>
    </style:style>
    <style:style style:name="T118" style:family="text">
      <style:text-properties fo:font-style="normal" officeooo:rsid="021bc77b" style:font-style-asian="normal" style:font-name-complex="Times New Roman1" style:font-size-complex="12pt" style:font-style-complex="normal"/>
    </style:style>
    <style:style style:name="T119" style:family="text">
      <style:text-properties fo:font-style="normal" officeooo:rsid="021c068b" style:font-style-asian="normal" style:font-name-complex="Times New Roman1" style:font-size-complex="12pt" style:font-style-complex="normal"/>
    </style:style>
    <style:style style:name="T120" style:family="text">
      <style:text-properties fo:font-style="normal" officeooo:rsid="021f1dfe" style:font-style-asian="normal" style:font-name-complex="Times New Roman1" style:font-size-complex="12pt" style:font-style-complex="normal"/>
    </style:style>
    <style:style style:name="T121" style:family="text">
      <style:text-properties fo:font-style="normal" officeooo:rsid="0221e33b" style:font-style-asian="normal" style:font-name-complex="Times New Roman1" style:font-size-complex="12pt" style:font-style-complex="normal"/>
    </style:style>
    <style:style style:name="T122" style:family="text">
      <style:text-properties fo:font-style="normal" officeooo:rsid="0223d530" style:font-style-asian="normal" style:font-name-complex="Times New Roman1" style:font-size-complex="12pt" style:font-style-complex="normal"/>
    </style:style>
    <style:style style:name="T123" style:family="text">
      <style:text-properties fo:font-style="normal" officeooo:rsid="0225a1eb" style:font-style-asian="normal" style:font-name-complex="Times New Roman1" style:font-size-complex="12pt" style:font-style-complex="normal"/>
    </style:style>
    <style:style style:name="T124" style:family="text">
      <style:text-properties fo:font-style="normal" officeooo:rsid="0225b4b1" style:font-style-asian="normal" style:font-name-complex="Times New Roman1" style:font-size-complex="12pt" style:font-style-complex="normal"/>
    </style:style>
    <style:style style:name="T125" style:family="text">
      <style:text-properties fo:font-style="normal" officeooo:rsid="02282f6e" style:font-style-asian="normal" style:font-name-complex="Times New Roman1" style:font-size-complex="12pt" style:font-style-complex="normal"/>
    </style:style>
    <style:style style:name="T126" style:family="text">
      <style:text-properties fo:font-style="normal" officeooo:rsid="02283307" style:font-style-asian="normal" style:font-name-complex="Times New Roman1" style:font-size-complex="12pt" style:font-style-complex="normal"/>
    </style:style>
    <style:style style:name="T127" style:family="text">
      <style:text-properties fo:font-style="normal" officeooo:rsid="022a0121" style:font-style-asian="normal" style:font-name-complex="Times New Roman1" style:font-size-complex="12pt" style:font-style-complex="normal"/>
    </style:style>
    <style:style style:name="T128" style:family="text">
      <style:text-properties fo:font-style="normal" officeooo:rsid="022bdcbe" style:font-style-asian="normal" style:font-name-complex="Times New Roman1" style:font-size-complex="12pt" style:font-style-complex="normal"/>
    </style:style>
    <style:style style:name="T129" style:family="text">
      <style:text-properties fo:font-style="normal" officeooo:rsid="022dba80" style:font-style-asian="normal" style:font-name-complex="Times New Roman1" style:font-size-complex="12pt" style:font-style-complex="normal"/>
    </style:style>
    <style:style style:name="T130" style:family="text">
      <style:text-properties fo:font-style="normal" officeooo:rsid="022f4d2b" style:font-style-asian="normal" style:font-name-complex="Times New Roman1" style:font-size-complex="12pt" style:font-style-complex="normal"/>
    </style:style>
    <style:style style:name="T131" style:family="text">
      <style:text-properties fo:font-style="normal" officeooo:rsid="0230b0d1" style:font-style-asian="normal" style:font-name-complex="Times New Roman1" style:font-size-complex="12pt" style:font-style-complex="normal"/>
    </style:style>
    <style:style style:name="T132" style:family="text">
      <style:text-properties fo:font-style="normal" officeooo:rsid="023288c2" style:font-style-asian="normal" style:font-name-complex="Times New Roman1" style:font-size-complex="12pt" style:font-style-complex="normal"/>
    </style:style>
    <style:style style:name="T133" style:family="text">
      <style:text-properties fo:font-style="normal" officeooo:rsid="0236c895" style:font-style-asian="normal" style:font-name-complex="Times New Roman1" style:font-size-complex="12pt" style:font-style-complex="normal"/>
    </style:style>
    <style:style style:name="T134" style:family="text">
      <style:text-properties fo:font-style="normal" officeooo:rsid="0239acf3" style:font-style-asian="normal" style:font-name-complex="Times New Roman1" style:font-size-complex="12pt" style:font-style-complex="normal"/>
    </style:style>
    <style:style style:name="T135" style:family="text">
      <style:text-properties fo:font-style="normal" officeooo:rsid="023b3ed9" style:font-style-asian="normal" style:font-name-complex="Times New Roman1" style:font-size-complex="12pt" style:font-style-complex="normal"/>
    </style:style>
    <style:style style:name="T136" style:family="text">
      <style:text-properties fo:font-style="normal" officeooo:rsid="023d718b" style:font-style-asian="normal" style:font-name-complex="Times New Roman1" style:font-size-complex="12pt" style:font-style-complex="normal"/>
    </style:style>
    <style:style style:name="T137" style:family="text">
      <style:text-properties fo:font-style="normal" officeooo:rsid="023f4f98" style:font-style-asian="normal" style:font-name-complex="Times New Roman1" style:font-size-complex="12pt" style:font-style-complex="normal"/>
    </style:style>
    <style:style style:name="T138" style:family="text">
      <style:text-properties fo:font-style="normal" officeooo:rsid="0241aac8" style:font-style-asian="normal" style:font-name-complex="Times New Roman1" style:font-size-complex="12pt" style:font-style-complex="normal"/>
    </style:style>
    <style:style style:name="T139" style:family="text">
      <style:text-properties fo:font-style="normal" officeooo:rsid="024370d7" style:font-style-asian="normal" style:font-name-complex="Times New Roman1" style:font-size-complex="12pt" style:font-style-complex="normal"/>
    </style:style>
    <style:style style:name="T140" style:family="text">
      <style:text-properties fo:font-style="normal" officeooo:rsid="0247238f" style:font-style-asian="normal" style:font-name-complex="Times New Roman1" style:font-size-complex="12pt" style:font-style-complex="normal"/>
    </style:style>
    <style:style style:name="T141" style:family="text">
      <style:text-properties fo:font-style="normal" officeooo:rsid="024f73e6" style:font-style-asian="normal" style:font-name-complex="Times New Roman1" style:font-size-complex="12pt" style:font-style-complex="normal"/>
    </style:style>
    <style:style style:name="T142" style:family="text">
      <style:text-properties fo:font-style="normal" officeooo:rsid="025248c6" style:font-style-asian="normal" style:font-name-complex="Times New Roman1" style:font-size-complex="12pt" style:font-style-complex="normal"/>
    </style:style>
    <style:style style:name="T143" style:family="text">
      <style:text-properties fo:font-style="normal" officeooo:rsid="0254f833" style:font-style-asian="normal" style:font-name-complex="Times New Roman1" style:font-size-complex="12pt" style:font-style-complex="normal"/>
    </style:style>
    <style:style style:name="T144" style:family="text">
      <style:text-properties fo:font-style="normal" officeooo:rsid="02597a9a" style:font-style-asian="normal" style:font-name-complex="Times New Roman1" style:font-size-complex="12pt" style:font-style-complex="normal"/>
    </style:style>
    <style:style style:name="T145" style:family="text">
      <style:text-properties fo:font-style="normal" officeooo:rsid="02614468" style:font-style-asian="normal" style:font-name-complex="Times New Roman1" style:font-size-complex="12pt" style:font-style-complex="normal"/>
    </style:style>
    <style:style style:name="T146" style:family="text">
      <style:text-properties fo:font-style="normal" officeooo:rsid="026513d5" style:font-style-asian="normal" style:font-name-complex="Times New Roman1" style:font-size-complex="12pt" style:font-style-complex="normal"/>
    </style:style>
    <style:style style:name="T147" style:family="text">
      <style:text-properties fo:font-style="normal" officeooo:rsid="026752f3" style:font-style-asian="normal" style:font-name-complex="Times New Roman1" style:font-size-complex="12pt" style:font-style-complex="normal"/>
    </style:style>
    <style:style style:name="T148" style:family="text">
      <style:text-properties fo:font-style="normal" officeooo:rsid="026a8f37" style:font-style-asian="normal" style:font-name-complex="Times New Roman1" style:font-size-complex="12pt" style:font-style-complex="normal"/>
    </style:style>
    <style:style style:name="T149" style:family="text">
      <style:text-properties fo:font-style="normal" officeooo:rsid="026c21f0" style:font-style-asian="normal" style:font-name-complex="Times New Roman1" style:font-size-complex="12pt" style:font-style-complex="normal"/>
    </style:style>
    <style:style style:name="T150" style:family="text">
      <style:text-properties fo:font-style="normal" officeooo:rsid="02728767" style:font-style-asian="normal" style:font-name-complex="Times New Roman1" style:font-size-complex="12pt" style:font-style-complex="normal"/>
    </style:style>
    <style:style style:name="T151" style:family="text">
      <style:text-properties fo:font-style="normal" officeooo:rsid="0275c59c" style:font-style-asian="normal" style:font-name-complex="Times New Roman1" style:font-size-complex="12pt" style:font-style-complex="normal"/>
    </style:style>
    <style:style style:name="T152" style:family="text">
      <style:text-properties fo:font-style="normal" officeooo:rsid="02791e41" style:font-style-asian="normal" style:font-name-complex="Times New Roman1" style:font-size-complex="12pt" style:font-style-complex="normal"/>
    </style:style>
    <style:style style:name="T153" style:family="text">
      <style:text-properties fo:font-style="normal" officeooo:rsid="027daf88" style:font-style-asian="normal" style:font-name-complex="Times New Roman1" style:font-size-complex="12pt" style:font-style-complex="normal"/>
    </style:style>
    <style:style style:name="T154" style:family="text">
      <style:text-properties fo:font-style="normal" officeooo:rsid="0232dd69" style:font-style-asian="normal" style:font-name-complex="Times New Roman1" style:font-size-complex="12pt" style:font-style-complex="normal"/>
    </style:style>
    <style:style style:name="T155" style:family="text">
      <style:text-properties fo:font-style="normal" officeooo:rsid="02359ee0" style:font-style-asian="normal" style:font-name-complex="Times New Roman1" style:font-size-complex="12pt" style:font-style-complex="normal"/>
    </style:style>
    <style:style style:name="T156" style:family="text">
      <style:text-properties fo:font-style="normal" officeooo:rsid="0234280f" style:font-style-asian="normal" style:font-name-complex="Times New Roman1" style:font-size-complex="12pt" style:font-style-complex="normal"/>
    </style:style>
    <style:style style:name="T157" style:family="text">
      <style:text-properties fo:font-style="normal" officeooo:rsid="027eb9e1" style:font-style-asian="normal" style:font-name-complex="Times New Roman1" style:font-size-complex="12pt" style:font-style-complex="normal"/>
    </style:style>
    <style:style style:name="T158" style:family="text">
      <style:text-properties fo:font-style="normal" officeooo:rsid="024299bb" style:font-style-asian="normal" style:font-name-complex="Times New Roman1" style:font-size-complex="12pt" style:font-style-complex="normal"/>
    </style:style>
    <style:style style:name="T159" style:family="text">
      <style:text-properties fo:font-style="normal" officeooo:rsid="0282bd2b" style:font-style-asian="normal" style:font-name-complex="Times New Roman1" style:font-size-complex="12pt" style:font-style-complex="normal"/>
    </style:style>
    <style:style style:name="T160" style:family="text">
      <style:text-properties fo:font-style="normal" officeooo:rsid="02842c5d" style:font-style-asian="normal" style:font-name-complex="Times New Roman1" style:font-size-complex="12pt" style:font-style-complex="normal"/>
    </style:style>
    <style:style style:name="T161" style:family="text">
      <style:text-properties fo:font-style="normal" officeooo:rsid="0285c1f9" style:font-style-asian="normal" style:font-name-complex="Times New Roman1" style:font-size-complex="12pt" style:font-style-complex="normal"/>
    </style:style>
    <style:style style:name="T162" style:family="text">
      <style:text-properties fo:font-style="normal" officeooo:rsid="02869178" style:font-style-asian="normal" style:font-name-complex="Times New Roman1" style:font-size-complex="12pt" style:font-style-complex="normal"/>
    </style:style>
    <style:style style:name="T163" style:family="text">
      <style:text-properties fo:font-style="normal" officeooo:rsid="02869371" style:font-style-asian="normal" style:font-name-complex="Times New Roman1" style:font-size-complex="12pt" style:font-style-complex="normal"/>
    </style:style>
    <style:style style:name="T164" style:family="text">
      <style:text-properties fo:font-style="normal" officeooo:rsid="02887cfd" style:font-style-asian="normal" style:font-name-complex="Times New Roman1" style:font-size-complex="12pt" style:font-style-complex="normal"/>
    </style:style>
    <style:style style:name="T165" style:family="text">
      <style:text-properties fo:font-style="normal" officeooo:rsid="028c33c7" style:font-style-asian="normal" style:font-name-complex="Times New Roman1" style:font-size-complex="12pt" style:font-style-complex="normal"/>
    </style:style>
    <style:style style:name="T166" style:family="text">
      <style:text-properties fo:font-style="normal" officeooo:rsid="02947fdd" style:font-style-asian="normal" style:font-name-complex="Times New Roman1" style:font-size-complex="12pt" style:font-style-complex="normal"/>
    </style:style>
    <style:style style:name="T167" style:family="text">
      <style:text-properties fo:font-style="normal" officeooo:rsid="0294c9da" style:font-style-asian="normal" style:font-name-complex="Times New Roman1" style:font-size-complex="12pt" style:font-style-complex="normal"/>
    </style:style>
    <style:style style:name="T168" style:family="text">
      <style:text-properties fo:font-style="normal" officeooo:rsid="0298d295" style:font-style-asian="normal" style:font-name-complex="Times New Roman1" style:font-size-complex="12pt" style:font-style-complex="normal"/>
    </style:style>
    <style:style style:name="T169" style:family="text">
      <style:text-properties fo:font-style="normal" officeooo:rsid="029b59f5" style:font-style-asian="normal" style:font-name-complex="Times New Roman1" style:font-size-complex="12pt" style:font-style-complex="normal"/>
    </style:style>
    <style:style style:name="T170" style:family="text">
      <style:text-properties fo:font-style="normal" officeooo:rsid="029d0a25" style:font-style-asian="normal" style:font-name-complex="Times New Roman1" style:font-size-complex="12pt" style:font-style-complex="normal"/>
    </style:style>
    <style:style style:name="T171" style:family="text">
      <style:text-properties fo:font-style="normal" officeooo:rsid="029d71b9" style:font-style-asian="normal" style:font-name-complex="Times New Roman1" style:font-size-complex="12pt" style:font-style-complex="normal"/>
    </style:style>
    <style:style style:name="T172" style:family="text">
      <style:text-properties fo:font-style="normal" officeooo:rsid="029f16e9" style:font-style-asian="normal" style:font-name-complex="Times New Roman1" style:font-size-complex="12pt" style:font-style-complex="normal"/>
    </style:style>
    <style:style style:name="T173" style:family="text">
      <style:text-properties fo:font-style="normal" officeooo:rsid="02a10835" style:font-style-asian="normal" style:font-name-complex="Times New Roman1" style:font-size-complex="12pt" style:font-style-complex="normal"/>
    </style:style>
    <style:style style:name="T174" style:family="text">
      <style:text-properties fo:font-style="normal" officeooo:rsid="02a607fc" style:font-style-asian="normal" style:font-name-complex="Times New Roman1" style:font-size-complex="12pt" style:font-style-complex="normal"/>
    </style:style>
    <style:style style:name="T175" style:family="text">
      <style:text-properties fo:font-style="normal" officeooo:rsid="02a80220" style:font-style-asian="normal" style:font-name-complex="Times New Roman1" style:font-size-complex="12pt" style:font-style-complex="normal"/>
    </style:style>
    <style:style style:name="T176" style:family="text">
      <style:text-properties fo:font-style="normal" officeooo:rsid="02a824fe" style:font-style-asian="normal" style:font-name-complex="Times New Roman1" style:font-size-complex="12pt" style:font-style-complex="normal"/>
    </style:style>
    <style:style style:name="T177" style:family="text">
      <style:text-properties fo:font-style="normal" officeooo:rsid="02a8c64e" style:font-style-asian="normal" style:font-name-complex="Times New Roman1" style:font-size-complex="12pt" style:font-style-complex="normal"/>
    </style:style>
    <style:style style:name="T178" style:family="text">
      <style:text-properties fo:font-style="normal" officeooo:rsid="02a9c9a0" style:font-style-asian="normal" style:font-name-complex="Times New Roman1" style:font-size-complex="12pt" style:font-style-complex="normal"/>
    </style:style>
    <style:style style:name="T179" style:family="text">
      <style:text-properties fo:font-style="normal" officeooo:rsid="02ab4c69" style:font-style-asian="normal" style:font-name-complex="Times New Roman1" style:font-size-complex="12pt" style:font-style-complex="normal"/>
    </style:style>
    <style:style style:name="T180" style:family="text">
      <style:text-properties fo:font-style="normal" officeooo:rsid="02ab94ee" style:font-style-asian="normal" style:font-name-complex="Times New Roman1" style:font-size-complex="12pt" style:font-style-complex="normal"/>
    </style:style>
    <style:style style:name="T181" style:family="text">
      <style:text-properties fo:font-style="normal" officeooo:rsid="02ad1744" style:font-style-asian="normal" style:font-name-complex="Times New Roman1" style:font-size-complex="12pt" style:font-style-complex="normal"/>
    </style:style>
    <style:style style:name="T182" style:family="text">
      <style:text-properties fo:font-style="normal" officeooo:rsid="02aea232" style:font-style-asian="normal" style:font-name-complex="Times New Roman1" style:font-size-complex="12pt" style:font-style-complex="normal"/>
    </style:style>
    <style:style style:name="T183" style:family="text">
      <style:text-properties fo:font-style="normal" officeooo:rsid="02b2f945" style:font-style-asian="normal" style:font-name-complex="Times New Roman1" style:font-size-complex="12pt" style:font-style-complex="normal"/>
    </style:style>
    <style:style style:name="T184" style:family="text">
      <style:text-properties fo:font-style="normal" officeooo:rsid="02b9dad3" style:font-style-asian="normal" style:font-name-complex="Times New Roman1" style:font-size-complex="12pt" style:font-style-complex="normal"/>
    </style:style>
    <style:style style:name="T185" style:family="text">
      <style:text-properties fo:font-style="normal" officeooo:rsid="02caebe4" style:font-style-asian="normal" style:font-name-complex="Times New Roman1" style:font-size-complex="12pt" style:font-style-complex="normal"/>
    </style:style>
    <style:style style:name="T186" style:family="text">
      <style:text-properties fo:font-style="normal" officeooo:rsid="02cb5218" style:font-style-asian="normal" style:font-name-complex="Times New Roman1" style:font-size-complex="12pt" style:font-style-complex="normal"/>
    </style:style>
    <style:style style:name="T187" style:family="text">
      <style:text-properties fo:font-style="normal" officeooo:rsid="02cd4810" style:font-style-asian="normal" style:font-name-complex="Times New Roman1" style:font-size-complex="12pt" style:font-style-complex="normal"/>
    </style:style>
    <style:style style:name="T188" style:family="text">
      <style:text-properties fo:font-style="normal" officeooo:rsid="02d184f4" style:font-style-asian="normal" style:font-name-complex="Times New Roman1" style:font-size-complex="12pt" style:font-style-complex="normal"/>
    </style:style>
    <style:style style:name="T189" style:family="text">
      <style:text-properties fo:font-style="normal" officeooo:rsid="02d40921" style:font-style-asian="normal" style:font-name-complex="Times New Roman1" style:font-size-complex="12pt" style:font-style-complex="normal"/>
    </style:style>
    <style:style style:name="T190" style:family="text">
      <style:text-properties fo:font-style="normal" fo:font-weight="bold" style:font-style-asian="normal" style:font-weight-asian="bold" style:font-name-complex="Times New Roman1" style:font-size-complex="12pt" style:font-style-complex="normal" style:font-weight-complex="bold"/>
    </style:style>
    <style:style style:name="T191" style:family="text">
      <style:text-properties fo:font-style="normal" fo:font-weight="bold" officeooo:rsid="01a55361" style:font-style-asian="normal" style:font-weight-asian="bold" style:font-name-complex="Times New Roman1" style:font-size-complex="12pt" style:font-style-complex="normal" style:font-weight-complex="bold"/>
    </style:style>
    <style:style style:name="T192" style:family="text">
      <style:text-properties fo:font-style="normal" fo:font-weight="bold" officeooo:rsid="01ef44e0" style:font-style-asian="normal" style:font-weight-asian="bold" style:font-name-complex="Times New Roman1" style:font-size-complex="12pt" style:font-style-complex="normal" style:font-weight-complex="bold"/>
    </style:style>
    <style:style style:name="T193" style:family="text">
      <style:text-properties fo:font-style="normal" fo:font-weight="bold" officeooo:rsid="0201e0c5" style:font-style-asian="normal" style:font-weight-asian="bold" style:font-name-complex="Times New Roman1" style:font-size-complex="12pt" style:font-style-complex="normal" style:font-weight-complex="bold"/>
    </style:style>
    <style:style style:name="T194" style:family="text">
      <style:text-properties fo:font-style="normal" fo:font-weight="bold" officeooo:rsid="02089ad0" style:font-style-asian="normal" style:font-weight-asian="bold" style:font-name-complex="Times New Roman1" style:font-size-complex="12pt" style:font-style-complex="normal" style:font-weight-complex="bold"/>
    </style:style>
    <style:style style:name="T195" style:family="text">
      <style:text-properties fo:font-style="normal" fo:font-weight="bold" officeooo:rsid="0236c895" style:font-style-asian="normal" style:font-weight-asian="bold" style:font-name-complex="Times New Roman1" style:font-size-complex="12pt" style:font-style-complex="normal" style:font-weight-complex="bold"/>
    </style:style>
    <style:style style:name="T196" style:family="text">
      <style:text-properties fo:font-style="normal" fo:font-weight="bold" officeooo:rsid="0250a71f" style:font-style-asian="normal" style:font-weight-asian="bold" style:font-name-complex="Times New Roman1" style:font-size-complex="12pt" style:font-style-complex="normal" style:font-weight-complex="bold"/>
    </style:style>
    <style:style style:name="T197" style:family="text">
      <style:text-properties fo:font-style="normal" fo:font-weight="bold" officeooo:rsid="02a607fc" style:font-style-asian="normal" style:font-weight-asian="bold" style:font-name-complex="Times New Roman1" style:font-size-complex="12pt" style:font-style-complex="normal" style:font-weight-complex="bold"/>
    </style:style>
    <style:style style:name="T198" style:family="text">
      <style:text-properties officeooo:rsid="019bc138"/>
    </style:style>
    <style:style style:name="T199" style:family="text">
      <style:text-properties officeooo:rsid="01a55361"/>
    </style:style>
    <style:style style:name="T200" style:family="text">
      <style:text-properties style:font-name="Transliteration"/>
    </style:style>
    <style:style style:name="T201" style:family="text">
      <style:text-properties style:font-name="Transliteration" officeooo:rsid="01bf10ab" style:font-name-complex="Times New Roman1" style:font-size-complex="12pt"/>
    </style:style>
    <style:style style:name="T202" style:family="text">
      <style:text-properties style:font-name="Transliteration" officeooo:rsid="01cad4a6" style:font-name-complex="Times New Roman1" style:font-size-complex="12pt"/>
    </style:style>
    <style:style style:name="T203" style:family="text">
      <style:text-properties style:font-name="Transliteration" fo:font-style="normal" officeooo:rsid="01bf10ab" style:font-style-asian="normal" style:font-name-complex="Times New Roman1" style:font-size-complex="12pt" style:font-style-complex="normal"/>
    </style:style>
    <style:style style:name="T204" style:family="text">
      <style:text-properties style:font-name="Transliteration" fo:font-style="normal" officeooo:rsid="01ff9b42" style:font-style-asian="normal" style:font-name-complex="Times New Roman1" style:font-size-complex="12pt" style:font-style-complex="normal"/>
    </style:style>
    <style:style style:name="T205" style:family="text">
      <style:text-properties style:font-name="Transliteration" fo:font-style="normal" officeooo:rsid="0225a1eb" style:font-style-asian="normal" style:font-name-complex="Times New Roman1" style:font-size-complex="12pt" style:font-style-complex="normal"/>
    </style:style>
    <style:style style:name="T206" style:family="text">
      <style:text-properties style:font-name="Transliteration" officeooo:rsid="020418e5"/>
    </style:style>
    <style:style style:name="T207" style:family="text">
      <style:text-properties style:font-name="Transliteration" officeooo:rsid="025745bd"/>
    </style:style>
    <style:style style:name="T208" style:family="text">
      <style:text-properties officeooo:rsid="01c3851d"/>
    </style:style>
    <style:style style:name="T209" style:family="text">
      <style:text-properties officeooo:rsid="01c4d4c4"/>
    </style:style>
    <style:style style:name="T210" style:family="text">
      <style:text-properties officeooo:rsid="01d5f246"/>
    </style:style>
    <style:style style:name="T211" style:family="text">
      <style:text-properties officeooo:rsid="01d77a9b"/>
    </style:style>
    <style:style style:name="T212" style:family="text">
      <style:text-properties officeooo:rsid="01db2508"/>
    </style:style>
    <style:style style:name="T213" style:family="text">
      <style:text-properties officeooo:rsid="01de14a5"/>
    </style:style>
    <style:style style:name="T214" style:family="text">
      <style:text-properties officeooo:rsid="01e17e96"/>
    </style:style>
    <style:style style:name="T215" style:family="text">
      <style:text-properties officeooo:rsid="01e3e1e7"/>
    </style:style>
    <style:style style:name="T216" style:family="text">
      <style:text-properties officeooo:rsid="01e5305c"/>
    </style:style>
    <style:style style:name="T217" style:family="text">
      <style:text-properties officeooo:rsid="01e8d8ca"/>
    </style:style>
    <style:style style:name="T218" style:family="text">
      <style:text-properties officeooo:rsid="01ef44e0"/>
    </style:style>
    <style:style style:name="T219" style:family="text">
      <style:text-properties officeooo:rsid="02440f4b"/>
    </style:style>
    <style:style style:name="T220" style:family="text">
      <style:text-properties officeooo:rsid="024a16bb"/>
    </style:style>
    <style:style style:name="T221" style:family="text">
      <style:text-properties officeooo:rsid="024c80cc"/>
    </style:style>
    <style:style style:name="T222" style:family="text">
      <style:text-properties officeooo:rsid="025745bd"/>
    </style:style>
    <style:style style:name="T223" style:family="text">
      <style:text-properties officeooo:rsid="025ad19f"/>
    </style:style>
    <style:style style:name="T224" style:family="text">
      <style:text-properties officeooo:rsid="025bb2fa"/>
    </style:style>
    <style:style style:name="T225" style:family="text">
      <style:text-properties officeooo:rsid="025d0ff2"/>
    </style:style>
    <style:style style:name="T226" style:family="text">
      <style:text-properties officeooo:rsid="0266b04b"/>
    </style:style>
    <style:style style:name="T227" style:family="text">
      <style:text-properties officeooo:rsid="02691be0"/>
    </style:style>
    <style:style style:name="T228" style:family="text">
      <style:text-properties officeooo:rsid="026dc537"/>
    </style:style>
    <style:style style:name="T229" style:family="text">
      <style:text-properties officeooo:rsid="027045c5"/>
    </style:style>
    <style:style style:name="T230" style:family="text">
      <style:text-properties officeooo:rsid="02715978"/>
    </style:style>
    <style:style style:name="T231" style:family="text">
      <style:text-properties officeooo:rsid="0276fbb7"/>
    </style:style>
    <style:style style:name="T232" style:family="text">
      <style:text-properties officeooo:rsid="027887ec"/>
    </style:style>
    <style:style style:name="T233" style:family="text">
      <style:text-properties officeooo:rsid="027eb967"/>
    </style:style>
    <style:style style:name="T234" style:family="text">
      <style:text-properties officeooo:rsid="027eb9e1"/>
    </style:style>
    <style:style style:name="T235" style:family="text">
      <style:text-properties officeooo:rsid="027f1a42"/>
    </style:style>
    <style:style style:name="T236" style:family="text">
      <style:text-properties officeooo:rsid="028d42e0"/>
    </style:style>
    <style:style style:name="T237" style:family="text">
      <style:text-properties officeooo:rsid="028e3293"/>
    </style:style>
    <style:style style:name="T238" style:family="text">
      <style:text-properties officeooo:rsid="028ea34d"/>
    </style:style>
    <style:style style:name="T239" style:family="text">
      <style:text-properties officeooo:rsid="028f3e5a"/>
    </style:style>
    <style:style style:name="T240" style:family="text">
      <style:text-properties officeooo:rsid="0293afa3"/>
    </style:style>
    <style:style style:name="T241" style:family="text">
      <style:text-properties officeooo:rsid="02947fdd"/>
    </style:style>
    <style:style style:name="T242" style:family="text">
      <style:text-properties officeooo:rsid="0295c253"/>
    </style:style>
    <style:style style:name="T243" style:family="text">
      <style:text-properties officeooo:rsid="02970406"/>
    </style:style>
    <style:style style:name="T244" style:family="text">
      <style:text-properties officeooo:rsid="0297ec39"/>
    </style:style>
    <style:style style:name="T245" style:family="text">
      <style:text-properties officeooo:rsid="029b59f5"/>
    </style:style>
    <style:style style:name="T246" style:family="text">
      <style:text-properties officeooo:rsid="029d0a25"/>
    </style:style>
    <style:style style:name="T247" style:family="text">
      <style:text-properties officeooo:rsid="029f16e9"/>
    </style:style>
    <style:style style:name="T248" style:family="text">
      <style:text-properties style:font-name="Transliteration"/>
    </style:style>
    <style:style style:name="T249" style:family="text">
      <style:text-properties style:font-name="Transliteration" officeooo:rsid="029f16e9"/>
    </style:style>
    <style:style style:name="T250" style:family="text">
      <style:text-properties style:font-name="Transliteration" officeooo:rsid="02bda874"/>
    </style:style>
    <style:style style:name="T251" style:family="text">
      <style:text-properties officeooo:rsid="029f95be"/>
    </style:style>
    <style:style style:name="T252" style:family="text">
      <style:text-properties officeooo:rsid="02a02062"/>
    </style:style>
    <style:style style:name="T253" style:family="text">
      <style:text-properties officeooo:rsid="02a2033b"/>
    </style:style>
    <style:style style:name="T254" style:family="text">
      <style:text-properties officeooo:rsid="02a7088a"/>
    </style:style>
    <style:style style:name="T255" style:family="text">
      <style:text-properties officeooo:rsid="02a8c64e"/>
    </style:style>
    <style:style style:name="T256" style:family="text">
      <style:text-properties officeooo:rsid="02a9c9a0"/>
    </style:style>
    <style:style style:name="T257" style:family="text">
      <style:text-properties officeooo:rsid="02aa3e62"/>
    </style:style>
    <style:style style:name="T258" style:family="text">
      <style:text-properties officeooo:rsid="02b0334c"/>
    </style:style>
    <style:style style:name="T259" style:family="text">
      <style:text-properties officeooo:rsid="02b1ff7e"/>
    </style:style>
    <style:style style:name="T260" style:family="text">
      <style:text-properties officeooo:rsid="02b2008c"/>
    </style:style>
    <style:style style:name="T261" style:family="text">
      <style:text-properties officeooo:rsid="0256b750"/>
    </style:style>
    <style:style style:name="T262" style:family="text">
      <style:text-properties officeooo:rsid="02b61928"/>
    </style:style>
    <style:style style:name="T263" style:family="text">
      <style:text-properties officeooo:rsid="02bbbc96"/>
    </style:style>
    <style:style style:name="T264" style:family="text">
      <style:text-properties officeooo:rsid="02bea321"/>
    </style:style>
    <style:style style:name="T265" style:family="text">
      <style:text-properties officeooo:rsid="02c0933e"/>
    </style:style>
    <style:style style:name="T266" style:family="text">
      <style:text-properties officeooo:rsid="02c105d2"/>
    </style:style>
    <style:style style:name="T267" style:family="text">
      <style:text-properties officeooo:rsid="02c22b77"/>
    </style:style>
    <style:style style:name="T268" style:family="text">
      <style:text-properties officeooo:rsid="02c4179b"/>
    </style:style>
    <style:style style:name="T269" style:family="text">
      <style:text-properties officeooo:rsid="02c46c36"/>
    </style:style>
    <style:style style:name="T270" style:family="text">
      <style:text-properties officeooo:rsid="02c5cfef"/>
    </style:style>
    <style:style style:name="T271" style:family="text">
      <style:text-properties officeooo:rsid="02c77a05"/>
    </style:style>
    <style:style style:name="T272" style:family="text">
      <style:text-properties officeooo:rsid="02caebe4"/>
    </style:style>
    <style:style style:name="T273" style:family="text">
      <style:text-properties officeooo:rsid="02ceda45"/>
    </style:style>
    <style:style style:name="T274" style:family="text">
      <style:text-properties officeooo:rsid="02d18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4" text:outline-level="1"><text:span text:style-name="T198">Bentresh Stela</text:span> (<text:span text:style-name="T198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8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2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9">References</text:p>
      <text:p text:style-name="P5"/>
      <text:p text:style-name="P12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8"/>
      <text:p text:style-name="P32"><text:span text:style-name="T3">[B]<text:tab/><text:tab/>M. Broze. </text:span><text:span text:style-name="T43">La princesse de Bakhtan : Essai d’analyse stylistique. </text:span><text:span text:style-name="T82">Monographies Reine Élisabeth. Fondation gÉyptologique Reine Élisabeth. Bruxelles (1989).</text:span></text:p>
      <text:p text:style-name="P7"/>
      <text:p text:style-name="P13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4">Attalus</text:span><text:span text:style-name="T83">. </text:span><text:span text:style-name="T84">Last updated August 1, 2020. Accessed October 18, 2025.</text:span><text:span text:style-name="T83"> </text:span><text:a xlink:type="simple" xlink:href="https://www.attalus.org/egypt/bentresh_stela.html" text:style-name="Internet_20_link" text:visited-style-name="Visited_20_Internet_20_Link"><text:span text:style-name="T83">https://www.attalus.org/egypt/bentresh_stela.html</text:span></text:a></text:p>
      <text:p text:style-name="P33"/>
      <text:p text:style-name="P67"><text:span text:style-name="T83">[</text:span><text:span text:style-name="T82">DB]<text:tab/><text:tab/></text:span><text:span text:style-name="T87">A story designed to make propaganda for the cult of Khonsu (The Bentresh-Stela…). </text:span><text:span text:style-name="T88">In</text:span><text:span text:style-name="T87"> </text:span><text:span text:style-name="T43">Egyptian Reading Book, Vol. </text:span><text:span text:style-name="T45">I</text:span><text:span text:style-name="T43">: Exercises and Middle Egyptian Texts</text:span><text:span text:style-name="T82">. Ed. A. De Buck. </text:span><text:span text:style-name="T85">Nederlandsch Archaeologisch-Philologisch Instituut. </text:span><text:span text:style-name="T82">Leyden (1948). </text:span><text:span text:style-name="T87">106–109.</text:span></text:p>
      <text:p text:style-name="P35"/>
      <text:p text:style-name="P16"><text:span text:style-name="T3">[F]<text:tab/><text:tab/>R. O. Faulkner. </text:span><text:span text:style-name="T43">A Concise Dictionary of Middle Egyptian</text:span><text:span text:style-name="T3">. Griffith Institute, Ashmolean Museum, Oxford. Reprinted at the University Press, Oxford (1981).</text:span></text:p>
      <text:p text:style-name="P6"/>
      <text:p text:style-name="P68"><text:span text:style-name="T87">[G]<text:tab/><text:tab/>A. Gardiner. </text:span><text:span text:style-name="T46">Egyptian Grammar: Being an Introduction to the Study of Hieroglyphs</text:span><text:span text:style-name="T87">. 3rd Edition, Revised. Griffith Institute, Ashmolean Museum, Oxford. Printed at the University Press, Cambridge (2007).</text:span></text:p>
      <text:p text:style-name="P36"/>
      <text:p text:style-name="P93"><text:span text:style-name="T87">[</text:span><text:span text:style-name="T82">H]<text:tab/><text:tab/>J. </text:span><text:span text:style-name="T116">E.</text:span><text:span text:style-name="T82"> Hoch. </text:span><text:span text:style-name="T43">Middle Egyptian Grammar</text:span><text:span text:style-name="T82">. </text:span><text:span text:style-name="T116">Benben Publications. Mississauga (1997).</text:span></text:p>
      <text:p text:style-name="P35"/>
      <text:p text:style-name="P57"><text:soft-page-break/><text:span text:style-name="T87">[</text:span><text:span text:style-name="T82">L]<text:tab/><text:tab/>III. Two Pseudepigrapha: The Bentresh Stela. In </text:span><text:span text:style-name="T43">Ancient Egyptian Literature, </text:span><text:span text:style-name="T45">Vol. III: The Late Period. </text:span><text:span text:style-name="T89">Trans. M. Lichtheim. University of California Press. Berkeley (1980). 90</text:span><text:span text:style-name="T87">–</text:span><text:span text:style-name="T89">93.</text:span></text:p>
      <text:p text:style-name="P34"/>
      <text:p text:style-name="P14"><text:span text:style-name="T86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86">https://mqtrinh.github.io/other/egyptian/middle-egyptian/bentresh-stela_trans-nederhof.pdf</text:span></text:a></text:p>
      <text:p text:style-name="P5"/>
      <text:p text:style-name="P12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21"><text:span text:style-name="T199">1</text:span><text:span text:style-name="T218">1</text:span>/1<text:span text:style-name="T218">7</text:span>/25</text:p>
      <text:p text:style-name="P20"/>
      <text:p text:style-name="P20"/>
      <text:p text:style-name="P15"><text:span text:style-name="T80">(1)</text:span><text:span text:style-name="T57"> @</text:span><text:span text:style-name="T58">r </text:span><text:span text:style-name="T65">K</text:span><text:span text:style-name="T68">A </text:span><text:span text:style-name="T65">N</text:span><text:span text:style-name="T63">x</text:span><text:span text:style-name="T64">t</text:span></text:p>
      <text:p text:style-name="P15"><text:span text:style-name="T70">t</text:span><text:span text:style-name="T65">wt </text:span><text:span text:style-name="T70">x</text:span><text:span text:style-name="T64">a</text:span><text:span text:style-name="T59">.</text:span><text:span text:style-name="T60">w</text:span></text:p>
      <text:p text:style-name="P15"><text:span text:style-name="T70">D</text:span><text:span text:style-name="T64">d</text:span><text:span text:style-name="T60"> </text:span><text:span text:style-name="T70">n</text:span><text:span text:style-name="T64">s.</text:span><text:span text:style-name="T66">y</text:span><text:span text:style-name="T71">(t)</text:span><text:span text:style-name="T60"> mi </text:span><text:span text:style-name="T71">(I)</text:span><text:span text:style-name="T64">tm</text:span></text:p>
      <text:p text:style-name="P29"/>
      <text:p text:style-name="P17"><text:span text:style-name="T60">@r </text:span><text:span text:style-name="T67">Nbw</text:span></text:p>
      <text:p text:style-name="P17"><text:span text:style-name="T70">ws</text:span><text:span text:style-name="T71">(</text:span><text:span text:style-name="T70">r</text:span><text:span text:style-name="T71">)</text:span><text:span text:style-name="T70"> x</text:span><text:span text:style-name="T60">pS</text:span><text:span text:style-name="T67">w</text:span><text:span text:style-name="T60"> </text:span><text:span text:style-name="T70">d</text:span><text:span text:style-name="T61">r </text:span><text:span text:style-name="T72">P</text:span><text:span text:style-name="T70">Dt</text:span><text:span text:style-name="T61"> </text:span><text:span text:style-name="T70">9</text:span></text:p>
      <text:p text:style-name="P30"/>
      <text:p text:style-name="P15"><text:span text:style-name="T61">Nsw Bity </text:span><text:span text:style-name="T67">N</text:span><text:span text:style-name="T62">b </text:span><text:span text:style-name="T67">&amp;</text:span><text:span text:style-name="T62">A.wy </text:span></text:p>
      <text:p text:style-name="P63"><text:span text:style-name="T62">W</text:span><text:span text:style-name="T57">sr-MaA.t-Ra </text:span><text:span text:style-name="T73">%tp-</text:span><text:span text:style-name="T74">(n)</text:span><text:span text:style-name="T73">-Ra</text:span></text:p>
      <text:p text:style-name="P31"/>
      <text:p text:style-name="P64"><text:span text:style-name="T75">%</text:span><text:span text:style-name="T57">A Ra</text:span></text:p>
      <text:p text:style-name="P65"><text:span text:style-name="T57">xt=f Mri-Imn Ra-</text:span><text:span text:style-name="T69">m</text:span><text:span text:style-name="T57">s-</text:span><text:span text:style-name="T69">s(w)</text:span></text:p>
      <text:p text:style-name="P26"/>
      <text:p text:style-name="P65"><text:span text:style-name="T57">Imn-Ra </text:span><text:span text:style-name="T81">(2)</text:span><text:span text:style-name="T78"> </text:span><text:span text:style-name="T57">Nb </text:span><text:span text:style-name="T79">Nsw.t</text:span><text:span text:style-name="T76"> PsD.t Nb.wt </text:span><text:span text:style-name="T57">WAs.t</text:span></text:p>
      <text:p text:style-name="P25">mri nTr nfr Imn</text:p>
      <text:p text:style-name="P63"><text:span text:style-name="T57">ms.</text:span><text:span text:style-name="T77">[</text:span><text:span text:style-name="T57">ti</text:span><text:span text:style-name="T77">]</text:span><text:span text:style-name="T57">w Ra-@r-Ax.ty</text:span></text:p>
      <text:p text:style-name="P25">pr.<text:span text:style-name="T211">w</text:span> ax n <text:span text:style-name="T209">N</text:span>b <text:span text:style-name="T209">+</text:span>r.<text:span text:style-name="T210">(</text:span>t<text:span text:style-name="T210">)</text:span></text:p>
      <text:p text:style-name="P25">wtt n KA-<text:span text:style-name="T208">Mwt=f</text:span></text:p>
      <text:p text:style-name="P27">nsw.t n Km.t <text:span text:style-name="T212">HqA</text:span> _Sr.wt</text:p>
      <text:p text:style-name="P27">iTy <text:span text:style-name="T54">(3)</text:span><text:span text:style-name="T213"> </text:span><text:span text:style-name="T214">iT</text:span> <text:span text:style-name="T214">PDt</text:span> 9</text:p>
      <text:p text:style-name="P28">pri m <text:span text:style-name="T215">X</text:span>t</text:p>
      <text:p text:style-name="P28">s<text:span text:style-name="T216">r(w) </text:span>n=f nx.tw</text:p>
      <text:p text:style-name="P27"><text:span text:style-name="T217">w</text:span>D n=f pri a m swH.t</text:p>
      <text:p text:style-name="P27"/>
      <text:p text:style-name="P24"/>
      <text:p text:style-name="P15"><text:span text:style-name="T50">(</text:span><text:span text:style-name="T51">1</text:span><text:span text:style-name="T50">) </text:span><text:span text:style-name="T11">Horus, </text:span><text:span text:style-name="T19">M</text:span><text:span text:style-name="T15">ighty</text:span><text:span text:style-name="T12"> Bull,</text:span></text:p>
      <text:p text:style-name="P15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201">nfr Hr</text:span><text:span text:style-name="T14">]</text:span><text:span text:style-name="T13">,</text:span></text:p>
      <text:p text:style-name="P15"><text:span text:style-name="T19">e</text:span><text:span text:style-name="T14">nduring of </text:span><text:span text:style-name="T19">k</text:span><text:span text:style-name="T14">ingship [</text:span><text:span text:style-name="T203">nfr Hr</text:span><text:span text:style-name="T14">], </text:span><text:span text:style-name="T16">like Atum,</text:span></text:p>
      <text:p text:style-name="P8"/>
      <text:p text:style-name="P8">Golden Horus,</text:p>
      <text:p text:style-name="P69"><text:span text:style-name="T16">s</text:span><text:span text:style-name="T3">trong </text:span><text:span text:style-name="T19">[F 68] </text:span><text:span text:style-name="T3">of arm </text:span><text:span text:style-name="T14">[</text:span><text:span text:style-name="T203">nfr Hr</text:span><text:span text:style-name="T14">] </text:span><text:span text:style-name="T20">[who] drives away the Nine Bows [</text:span><text:span text:style-name="T202">pD.t psD.t</text:span><text:span text:style-name="T20">],</text:span></text:p>
      <text:p text:style-name="P8"/>
      <text:p text:style-name="P8">Dual King, Lord of the Two Lands,</text:p>
      <text:p text:style-name="P60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9"/>
      <text:p text:style-name="P9">Son of Re,</text:p>
      <text:p text:style-name="P62"><text:span text:style-name="T22">h</text:span><text:span text:style-name="T3">is </text:span><text:span text:style-name="T23">m</text:span><text:span text:style-name="T3">ajesty Meri</text:span><text:span text:style-name="T21">a</text:span><text:span text:style-name="T3">mun Ra</text:span><text:span text:style-name="T21">m</text:span><text:span text:style-name="T3">eses,</text:span></text:p>
      <text:p text:style-name="P10"/>
      <text:p text:style-name="P61"><text:span text:style-name="T17">Amun-Re, </text:span><text:span text:style-name="T52">(2)</text:span><text:span text:style-name="T31"> </text:span><text:span text:style-name="T17">Lord of </text:span><text:span text:style-name="T40">t</text:span><text:span text:style-name="T24">he Thrones </text:span><text:span text:style-name="T40">[</text:span><text:span text:style-name="T49">cf.</text:span><text:span text:style-name="T40"> </text:span><text:span text:style-name="T42">G 627 and </text:span><text:span text:style-name="T40">TLA 26200</text:span><text:span text:style-name="T41">]</text:span><text:span text:style-name="T40"> </text:span><text:span text:style-name="T24">[of] the Ennead</text:span><text:span text:style-name="T17">, </text:span><text:span text:style-name="T24">of the Ladies of Thebes</text:span><text:span text:style-name="T24"><text:note text:id="ftn1" text:note-class="footnote"><text:note-citation>1</text:note-citation><text:note-body><text:p text:style-name="P58"><text:span text:style-name="T206">W</text:span><text:span text:style-name="T200">As.t </text:span><text:span text:style-name="T206">=</text:span> Waset <text:span text:style-name="T263">=</text:span> “<text:span text:style-name="T263">The Scepter”</text:span>.</text:p></text:note-body></text:note></text:span><text:span text:style-name="T28">,</text:span></text:p>
      <text:p text:style-name="P11">beloved of the good god, Amun,</text:p>
      <text:p text:style-name="P63"><text:span text:style-name="T3">bo</text:span><text:span text:style-name="T25">[</text:span><text:span text:style-name="T3">r</text:span><text:span text:style-name="T25">]</text:span><text:span text:style-name="T3">n of Re-Horakhty,</text:span></text:p>
      <text:p text:style-name="P63"><text:span text:style-name="T26">seed [F 91] of the </text:span><text:span text:style-name="T47">akh</text:span><text:span text:style-name="T30"> </text:span><text:span text:style-name="T26">of</text:span><text:span text:style-name="T18"> the Lord of </text:span><text:span text:style-name="T26">Ancestors[?</text:span><text:span text:style-name="T27"> F 324</text:span><text:span text:style-name="T26">],</text:span></text:p>
      <text:p text:style-name="P66"><text:span text:style-name="T3">begotten of Ka</text:span><text:span text:style-name="T25">m</text:span><text:span text:style-name="T3">u</text:span><text:span text:style-name="T25">t</text:span><text:span text:style-name="T3">ef,</text:span></text:p>
      <text:p text:style-name="P70"><text:span text:style-name="T29">k</text:span><text:span text:style-name="T3">ing of the Black Land</text:span><text:span text:style-name="T3"><text:note text:id="ftn2" text:note-class="footnote"><text:note-citation>2</text:note-citation><text:note-body><text:p text:style-name="P59"><text:span text:style-name="T200">Km.t</text:span> = Kemet.</text:p></text:note-body></text:note></text:span><text:span text:style-name="T3">, </text:span><text:span text:style-name="T37">ruler </text:span><text:span text:style-name="T3">of the Red Land</text:span><text:span text:style-name="T3"><text:note text:id="ftn3" text:note-class="footnote"><text:note-citation>3</text:note-citation><text:note-body><text:p text:style-name="P59"><text:span text:style-name="T200">_Sr.wt</text:span> = Deshrut.</text:p></text:note-body></text:note></text:span><text:span text:style-name="T3">,</text:span></text:p>
      <text:p text:style-name="P71"><text:soft-page-break/><text:span text:style-name="T3">sovereign </text:span><text:span text:style-name="T53">(3)</text:span><text:span text:style-name="T32"> </text:span><text:span text:style-name="T39">[</text:span><text:span text:style-name="T38">who</text:span><text:span text:style-name="T39">]</text:span><text:span text:style-name="T38"> seized </text:span><text:span text:style-name="T33">the Nine Bows,</text:span></text:p>
      <text:p text:style-name="P72"><text:span text:style-name="T33">t</text:span><text:span text:style-name="T3">hat when he came forth from the womb </text:span><text:span text:style-name="T39">[second tense?]</text:span><text:span text:style-name="T3">,</text:span></text:p>
      <text:p text:style-name="P72"><text:span text:style-name="T35">victories </text:span><text:span text:style-name="T36">[F 139] </text:span><text:span text:style-name="T35">were</text:span><text:span text:style-name="T3"> </text:span><text:span text:style-name="T34">foretold </text:span><text:span text:style-name="T36">[passive] </text:span><text:span text:style-name="T34">[F 235] of him,</text:span></text:p>
      <text:p text:style-name="P73"><text:span text:style-name="T3">command [F 73</text:span><text:span text:style-name="T87">–</text:span><text:span text:style-name="T82">74] [</text:span><text:span text:style-name="T91">g</text:span><text:span text:style-name="T92">iven</text:span><text:span text:style-name="T82">] to him [while] active [F 91] in the egg,</text:span></text:p>
      <text:p text:style-name="P37"/>
      <text:p text:style-name="P37"/>
      <text:p text:style-name="P74"><text:span text:style-name="T191">1</text:span><text:span text:style-name="T192">2</text:span><text:span text:style-name="T190">/</text:span><text:span text:style-name="T192">7</text:span><text:span text:style-name="T190">/25</text:span></text:p>
      <text:p text:style-name="P38"/>
      <text:p text:style-name="P39"/>
      <text:p text:style-name="P81"><text:span text:style-name="T82">kA </text:span><text:span text:style-name="T93">mn ib hb=f mtwn</text:span></text:p>
      <text:p text:style-name="P82"><text:span text:style-name="T99">n</text:span><text:span text:style-name="T82">sw.t n nTr pri nx.t mi MnT(w)</text:span></text:p>
      <text:p text:style-name="P83"><text:span text:style-name="T82">wr pH.t</text:span><text:span text:style-name="T94">y</text:span><text:span text:style-name="T82"> </text:span><text:span text:style-name="T193">(4)</text:span><text:span text:style-name="T104"> </text:span><text:span text:style-name="T82">mi sA Nw.t</text:span></text:p>
      <text:p text:style-name="P92"/>
      <text:p text:style-name="P84"><text:span text:style-name="T82">is Hm=f </text:span><text:span text:style-name="T107">m N</text:span><text:span text:style-name="T82">hr</text:span><text:span text:style-name="T107">n</text:span><text:span text:style-name="T82"> </text:span><text:span text:style-name="T107">mi </text:span><text:span text:style-name="T82">n</text:span><text:span text:style-name="T115">(y)</text:span><text:span text:style-name="T82">t-</text:span><text:span text:style-name="T109">a</text:span><text:span text:style-name="T82">=f </text:span><text:span text:style-name="T105">Tnw rnp.t</text:span></text:p>
      <text:p text:style-name="P85"><text:span text:style-name="T105">w</text:span><text:span text:style-name="T82">r.w </text:span><text:span text:style-name="T105">n </text:span><text:span text:style-name="T82">xAs.</text:span><text:span text:style-name="T105">t nb iw&lt;</text:span><text:span text:style-name="T121">=sn&gt;</text:span><text:span text:style-name="T105"> m ks</text:span><text:span text:style-name="T127">.</text:span><text:span text:style-name="T105">w m Htp.</text:span><text:span text:style-name="T120">w</text:span><text:span text:style-name="T105"> n bA.</text:span><text:span text:style-name="T120">w</text:span><text:span text:style-name="T117"> </text:span><text:span text:style-name="T82">n Hm</text:span><text:span text:style-name="T106">=f S</text:span><text:span text:style-name="T82">Aa &lt;</text:span><text:span text:style-name="T128">r&gt;</text:span><text:span text:style-name="T106"> </text:span><text:span text:style-name="T82">pHw.w</text:span></text:p>
      <text:p text:style-name="P41"/>
      <text:p text:style-name="P40"/>
      <text:p text:style-name="P75"><text:span text:style-name="T82">Bull </text:span><text:span text:style-name="T95">firm [F 106] of heart </text:span><text:span text:style-name="T90">[</text:span><text:span text:style-name="T203">nfr Hr</text:span><text:span text:style-name="T90">]</text:span><text:span text:style-name="T95">, </text:span><text:span text:style-name="T96">when he </text:span><text:span text:style-name="T98">trot</text:span><text:span text:style-name="T96">s </text:span><text:span text:style-name="T97">[circumstantial?] </text:span><text:span text:style-name="T98">[F 158] </text:span><text:span text:style-name="T97">[into] the arena [variant spelling, F 121],</text:span></text:p>
      <text:p text:style-name="P76"><text:span text:style-name="T97">d</text:span><text:span text:style-name="T82">ivine king </text:span><text:span text:style-name="T100">[indirect genitive] [who] c</text:span><text:span text:style-name="T111">a</text:span><text:span text:style-name="T100">me </text:span><text:span text:style-name="T111">[</text:span><text:span text:style-name="T112">no gemination, so </text:span><text:span text:style-name="T111">perfect participle] </text:span><text:span text:style-name="T100">[in] might like Montu,</text:span></text:p>
      <text:p text:style-name="P77"><text:span text:style-name="T82">Great of s</text:span><text:span text:style-name="T101">trength </text:span><text:span text:style-name="T102">[playful spelling of dual </text:span><text:span text:style-name="T204">-ty</text:span><text:span text:style-name="T102">] </text:span><text:span text:style-name="T113">[leopard heads?] </text:span><text:span text:style-name="T90">[</text:span><text:span text:style-name="T203">nfr Hr</text:span><text:span text:style-name="T90">] </text:span><text:span text:style-name="T193">(4)</text:span><text:span text:style-name="T90"> </text:span><text:span text:style-name="T103">like the son of Nut:</text:span></text:p>
      <text:p text:style-name="P42"/>
      <text:p text:style-name="P78"><text:span text:style-name="T103">S</text:span><text:span text:style-name="T82">o, his presence [was] </text:span><text:span text:style-name="T110">in</text:span><text:span text:style-name="T82"> Naharin</text:span><text:span text:style-name="T114">a</text:span><text:span text:style-name="T82"> </text:span><text:span text:style-name="T108">like </text:span><text:span text:style-name="T110">[</text:span><text:span text:style-name="T114">that</text:span><text:span text:style-name="T110">] </text:span><text:span text:style-name="T114">of</text:span><text:span text:style-name="T110"> his custom </text:span><text:span text:style-name="T115">[</text:span><text:span text:style-name="T48">cf.</text:span><text:span text:style-name="T115"> H 248] </text:span><text:span text:style-name="T110">each [F 305] year.</text:span></text:p>
      <text:p text:style-name="P79"><text:span text:style-name="T82">[As for] the princes of every foreign land </text:span><text:span text:style-name="T125">[F 185]</text:span><text:span text:style-name="T82">, they </text:span><text:span text:style-name="T122">came in </text:span><text:span text:style-name="T126">prostration</text:span><text:span text:style-name="T127">s</text:span><text:span text:style-name="T126"> [F 287]</text:span><text:span text:style-name="T122">, in peace [“peaces”], </text:span><text:span text:style-name="T123">to the might [</text:span><text:span text:style-name="T205">bA.w</text:span><text:span text:style-name="T123"> = mass noun?] </text:span><text:span text:style-name="T124">of his presence, </text:span><text:span text:style-name="T128">as far as </text:span><text:span text:style-name="T129">the far north [F 92, last variant spelling].</text:span></text:p>
      <text:p text:style-name="P43"/>
      <text:p text:style-name="P43"/>
      <text:p text:style-name="P22"><text:span text:style-name="T110">1</text:span><text:span text:style-name="T82">2/21/25</text:span></text:p>
      <text:p text:style-name="P45"/>
      <text:p text:style-name="P45"/>
      <text:p text:style-name="P86"><text:span text:style-name="T106">in</text:span><text:span text:style-name="T82">w=</text:span><text:span text:style-name="T106">sn nbw xsb</text:span><text:span text:style-name="T82">d</text:span><text:span text:style-name="T106"> </text:span><text:span text:style-name="T194">(5)</text:span><text:span text:style-name="T106"> mfk</text:span><text:span text:style-name="T82">A.t</text:span><text:span text:style-name="T106"> x</text:span><text:span text:style-name="T118">A.</text:span><text:span text:style-name="T106">w nb </text:span><text:span text:style-name="T118">tA-</text:span><text:span text:style-name="T106">nTr </text:span><text:span text:style-name="T118">Hr</text:span><text:span text:style-name="T106"> </text:span><text:span text:style-name="T118">psD=</text:span><text:span text:style-name="T106">sn</text:span></text:p>
      <text:p text:style-name="P86"><text:span text:style-name="T106">wa nb </text:span><text:span text:style-name="T119">Hr xrp sn</text:span><text:span text:style-name="T106">w=f</text:span></text:p>
      <text:p text:style-name="P87"><text:span text:style-name="T106">a</text:span><text:span text:style-name="T82">Ha rdi</text:span><text:span text:style-name="T139">{.t}</text:span><text:span text:style-name="T82"> </text:span><text:span text:style-name="T139">pA </text:span><text:span text:style-name="T82">wr n B</text:span><text:span text:style-name="T134">xtn in</text:span><text:span text:style-name="T139">.</text:span><text:span text:style-name="T134">t</text:span><text:span text:style-name="T139">w</text:span><text:span text:style-name="T134"> </text:span><text:span text:style-name="T135">in.</text:span><text:span text:style-name="T139">w</text:span><text:span text:style-name="T135">=f</text:span></text:p>
      <text:p text:style-name="P88"><text:span text:style-name="T135">d</text:span><text:span text:style-name="T82">i.n=f </text:span><text:span text:style-name="T136">sA.t=f wr.t </text:span><text:span text:style-name="T140">HAt </text:span><text:span text:style-name="T136">i</text:span><text:span text:style-name="T157">r.w[?]</text:span></text:p>
      <text:p text:style-name="P88"><text:span text:style-name="T136">Hr swAS</text:span><text:span text:style-name="T141">{y}</text:span><text:span text:style-name="T136"> Hm=f</text:span></text:p>
      <text:p text:style-name="P89"><text:span text:style-name="T136">H</text:span><text:span text:style-name="T82">r dbH [</text:span><text:span text:style-name="T142">anx</text:span><text:span text:style-name="T82">] xr=f</text:span></text:p>
      <text:p text:style-name="P89"><text:span text:style-name="T82">wn </text:span><text:span text:style-name="T196">(</text:span><text:span text:style-name="T190">6</text:span><text:span text:style-name="T196">)</text:span><text:span text:style-name="T82"> st nfr</text:span><text:span text:style-name="T144">(.ti?)</text:span><text:span text:style-name="T82"> r </text:span><text:span text:style-name="T143">aA</text:span><text:span text:style-name="T82"> wr Hr ib Hm=f r xt nb</text:span></text:p>
      <text:p text:style-name="P43"/>
      <text:p text:style-name="P43"/>
      <text:p text:style-name="P80"><text:span text:style-name="T110">[</text:span><text:span text:style-name="T82">As for] their tribute [F 22]: </text:span><text:span text:style-name="T130">gold, lapis lazuli, </text:span><text:span text:style-name="T195">(5)</text:span><text:span text:style-name="T133"> </text:span><text:span text:style-name="T130">turq</text:span><text:span text:style-name="T133">u</text:span><text:span text:style-name="T130">oise [F 106], </text:span><text:span text:style-name="T131">every herb [F 183] from the gods’ land </text:span><text:span text:style-name="T153">[were] </text:span><text:span text:style-name="T131">upon their back</text:span><text:span text:style-name="T132">[s].</text:span></text:p>
      <text:p text:style-name="P80"><text:span text:style-name="T153">E</text:span><text:span text:style-name="T154">ach one </text:span><text:span text:style-name="T153">was</text:span><text:span text:style-name="T154"> </text:span><text:span text:style-name="T155">outdoing </text:span><text:span text:style-name="T154">[F 196, “</text:span><text:span text:style-name="T155">getting ahead of”</text:span><text:span text:style-name="T154">] </text:span><text:span text:style-name="T156">his companion.</text:span></text:p>
      <text:p text:style-name="P47">Then the chief of Bakhtan <text:span text:style-name="T219">caused t</text:span><text:span text:style-name="T233">hat</text:span><text:span text:style-name="T219"> his tribute </text:span><text:span text:style-name="T233">be brought.</text:span></text:p>
      <text:p text:style-name="P48">[and] put his eldest daughter <text:span text:style-name="T220">in front of </text:span><text:span text:style-name="T234">[?]</text:span><text:span text:style-name="T221">,</text:span></text:p>
      <text:p text:style-name="P49">[and] was praising [F 216] his presence,</text:p>
      <text:p text:style-name="P50">[and] was pleading [F 311] [for] [life] from [“upon”] him.</text:p>
      <text:p text:style-name="P51"><text:soft-page-break/>[<text:span text:style-name="T207">wn</text:span><text:span text:style-name="T222"> as </text:span>preterite converter? TLA 550129] <text:span text:style-name="T222">The </text:span><text:span text:style-name="T55">(6)</text:span> woman <text:span text:style-name="T235">had been</text:span><text:span text:style-name="T223"> pleasing [stative?] t</text:span><text:span text:style-name="T224">o the utmost greatness upon his presence’s heart, </text:span><text:span text:style-name="T225">than any thing [else].</text:span></text:p>
      <text:p text:style-name="P54"/>
      <text:p text:style-name="P53"/>
      <text:p text:style-name="P23"><text:span text:style-name="T110">1</text:span><text:span text:style-name="T82">/</text:span><text:span text:style-name="T152">4</text:span><text:span text:style-name="T82">/2</text:span><text:span text:style-name="T152">6</text:span></text:p>
      <text:p text:style-name="P46"/>
      <text:p text:style-name="P46"/>
      <text:p text:style-name="P90"><text:span text:style-name="T82">aHa.n wd</text:span><text:span text:style-name="T145">n</text:span><text:span text:style-name="T147">(.w)</text:span><text:span text:style-name="T82"> nxb</text:span><text:span text:style-name="T146">(.t)</text:span><text:span text:style-name="T145">=s</text:span><text:span text:style-name="T82"> </text:span><text:span text:style-name="T148">N</text:span><text:span text:style-name="T82">sw.t </text:span><text:span text:style-name="T148">W</text:span><text:span text:style-name="T82">r.t Nfr.w-</text:span><text:span text:style-name="T148">Ra</text:span></text:p>
      <text:p text:style-name="P90"><text:span text:style-name="T149">spr</text:span><text:span text:style-name="T137"> Hm=f </text:span><text:span text:style-name="T138">r Km.t</text:span></text:p>
      <text:p text:style-name="P91"><text:span text:style-name="T138">i</text:span><text:span text:style-name="T158">r.n=s irty nb </text:span><text:span text:style-name="T150">Hm.</text:span><text:span text:style-name="T151">t</text:span><text:span text:style-name="T150">-</text:span><text:span text:style-name="T158">nsw</text:span></text:p>
      <text:p text:style-name="P91"><text:span text:style-name="T158"/></text:p>
      <text:p text:style-name="P91"><text:span text:style-name="T106">x</text:span><text:span text:style-name="T82">pr </text:span><text:span text:style-name="T159">Hsb.t 15 Smw </text:span><text:span text:style-name="T160">(2)</text:span><text:span text:style-name="T159"> sw 22</text:span></text:p>
      <text:p text:style-name="P97"><text:span text:style-name="T159">i</text:span><text:span text:style-name="T82">sk Hm=f </text:span><text:span text:style-name="T166">m </text:span><text:span text:style-name="T82">WAs.t Nx.t </text:span><text:span text:style-name="T167">@m</text:span><text:span text:style-name="T161">.t </text:span><text:span text:style-name="T167">N</text:span><text:span text:style-name="T161">i</text:span><text:span text:style-name="T162">w.wt</text:span></text:p>
      <text:p text:style-name="P98"><text:span text:style-name="T82">Hr ir</text:span><text:span text:style-name="T168">{</text:span><text:span text:style-name="T82">y</text:span><text:span text:style-name="T168">}&lt;.t&gt;</text:span><text:span text:style-name="T82"> </text:span><text:span text:style-name="T197">(7)</text:span><text:span text:style-name="T174"> </text:span><text:span text:style-name="T82">Hs</text:span><text:span text:style-name="T189">(ty)</text:span><text:span text:style-name="T82"> n </text:span><text:span text:style-name="T170">(i)</text:span><text:span text:style-name="T163">t</text:span><text:span text:style-name="T172">=f</text:span><text:span text:style-name="T163"> Imn-</text:span><text:span text:style-name="T171">Ra </text:span><text:span text:style-name="T163">Nb </text:span><text:span text:style-name="T173">Nsw.t</text:span><text:span text:style-name="T164"> &amp;A.wy</text:span></text:p>
      <text:p text:style-name="P99"><text:span text:style-name="T175">m </text:span><text:span text:style-name="T82">hb=f nfr </text:span><text:span text:style-name="T176">n</text:span><text:span text:style-name="T82"> </text:span><text:span text:style-name="T177">I</text:span><text:span text:style-name="T82">p</text:span><text:span text:style-name="T177">(.t)</text:span><text:span text:style-name="T82"> </text:span><text:span text:style-name="T178">s.t</text:span><text:span text:style-name="T165"> ib=f nt sp tp</text:span></text:p>
      <text:p text:style-name="P100"><text:span text:style-name="T82">i</text:span><text:span text:style-name="T179">i</text:span><text:span text:style-name="T82">.tw r Dd n Hm=f</text:span></text:p>
      <text:p text:style-name="P100"><text:span text:style-name="T82">wn wp.</text:span><text:span text:style-name="T182">(</text:span><text:span text:style-name="T181">wt)</text:span><text:span text:style-name="T82"> ii.n pA wr n Bxt</text:span><text:span text:style-name="T180">n</text:span><text:span text:style-name="T82"> </text:span><text:span text:style-name="T183">iw</text:span><text:span text:style-name="T82"> Xr </text:span><text:span text:style-name="T185">in.</text:span><text:span text:style-name="T183">w</text:span><text:span text:style-name="T82"> </text:span><text:span text:style-name="T183">aS(A)</text:span><text:span text:style-name="T187">{</text:span><text:span text:style-name="T186">t</text:span><text:span text:style-name="T187">}</text:span><text:span text:style-name="T82"> n nsw.t</text:span></text:p>
      <text:p text:style-name="P44"/>
      <text:p text:style-name="P44"/>
      <text:p text:style-name="P55">Then <text:span text:style-name="T226">her titulary [F 138] </text:span><text:span text:style-name="T227">was recorded [F 73] [past passive]: </text:span><text:span text:style-name="T228">Great Queen Neferure.</text:span></text:p>
      <text:p text:style-name="P52">As the king returned <text:span text:style-name="T231">[second tense?]</text:span> to <text:span text:style-name="T229">the Black Lan</text:span><text:span text:style-name="T230">d</text:span>,</text:p>
      <text:p text:style-name="P56"><text:span text:style-name="T231">so she did every doing </text:span><text:span text:style-name="T264">[</text:span><text:span text:style-name="T265">wh</text:span><text:span text:style-name="T266">ich</text:span><text:span text:style-name="T265"> </text:span><text:span text:style-name="T264">noun </text:span><text:span text:style-name="T265">form?</text:span><text:span text:style-name="T264">] </text:span><text:span text:style-name="T231">of a king’s wife </text:span><text:span text:style-name="T232">[direct genitive]</text:span><text:span text:style-name="T231">.</text:span></text:p>
      <text:p text:style-name="P56"/>
      <text:p text:style-name="P56">It happened <text:span text:style-name="T238">in regnal year 15, month 2 [playful spelling], </text:span><text:span text:style-name="T239">day 22,</text:span></text:p>
      <text:p text:style-name="P105"><text:span text:style-name="T267">lo</text:span> [“non-enclitic” particle, TLA 31760; see also F 30], <text:span text:style-name="T240">his presence </text:span><text:span text:style-name="T241">[was] in </text:span><text:span text:style-name="T268">Mighty </text:span><text:span text:style-name="T241">Thebes, </text:span><text:span text:style-name="T243">Wife</text:span><text:span text:style-name="T242"> of </text:span><text:span text:style-name="T244">the </text:span><text:span text:style-name="T242">Cities,</text:span></text:p>
      <text:p text:style-name="P106">[and] was doing <text:span text:style-name="T56">(7)</text:span><text:span text:style-name="T254"> </text:span><text:span text:style-name="T245">the rit</text:span><text:span text:style-name="T246">e</text:span><text:span text:style-name="T245">s </text:span><text:span text:style-name="T274">[F 177] </text:span><text:span text:style-name="T246">for </text:span><text:span text:style-name="T247">his father [</text:span><text:span text:style-name="T249">f</text:span><text:span text:style-name="T247"> for both </text:span><text:span text:style-name="T249">it</text:span><text:span text:style-name="T247"> and </text:span><text:span text:style-name="T249">=f</text:span><text:span text:style-name="T247">?], </text:span><text:span text:style-name="T251">Amun-Re, </text:span><text:span text:style-name="T252">Lord </text:span><text:span text:style-name="T253">of Thrones of the Two Lands [TLA 26200],</text:span></text:p>
      <text:p text:style-name="P107">in his fine feast <text:span text:style-name="T255">of Luxor</text:span><text:span text:style-name="T255"><text:note text:id="ftn0" text:note-class="footnote"><text:note-citation>4</text:note-citation><text:note-body><text:p text:style-name="P95"><text:span text:style-name="T200">Ip</text:span><text:span text:style-name="T250">(.t)</text:span> = Ipet = “The Adyton”.</text:p></text:note-body></text:note></text:span><text:span text:style-name="T255"> </text:span><text:span text:style-name="T269">[F 16]</text:span><text:span text:style-name="T255">, </text:span><text:span text:style-name="T256">his heart’s place [direct genitive] </text:span><text:span text:style-name="T257">since [“from”] the </text:span><text:span text:style-name="T271">beginning of time [“foremost</text:span><text:span text:style-name="T257"> time”</text:span><text:span text:style-name="T256">]</text:span><text:span text:style-name="T257">,</text:span></text:p>
      <text:p text:style-name="P108">[when] one came to say to his presence:</text:p>
      <text:p text:style-name="P109">There <text:span text:style-name="T260">was </text:span><text:span text:style-name="T261">[preterite converter? TLA 550129]</text:span> a <text:span text:style-name="T259">messenger</text:span><text:span text:style-name="T258"> [F 17, 60] </text:span><text:span text:style-name="T259">of the chief of Bakhtan </text:span><text:span text:style-name="T273">that</text:span><text:span text:style-name="T272"> came</text:span><text:span text:style-name="T259">, </text:span><text:span text:style-name="T272">with[?]</text:span><text:span text:style-name="T262"> numerous [F 49] presents have come for the queen.</text:span></text:p>
      <text:p text:style-name="P56"/>
      <text:p text:style-name="P103"/>
      <text:p text:style-name="P111"><text:span text:style-name="T110">1</text:span><text:span text:style-name="T82">/</text:span><text:span text:style-name="T165">18</text:span><text:span text:style-name="T82">/2</text:span><text:span text:style-name="T152">6</text:span></text:p>
      <text:p text:style-name="P102"/>
      <text:p text:style-name="P102"/>
      <text:p text:style-name="P112">aHa.n ms=f</text:p>
      <text:p text:style-name="P104"/>
      <text:p text:style-name="P104"/>
      <text:p text:style-name="P110">The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  <style:font-face style:name="Trn" svg:font-family="T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officeooo:rsid="006fc487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5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904</meta:editing-cycles>
    <meta:print-date>2025-02-09T21:44:00</meta:print-date>
    <meta:creation-date>2025-01-12T21:03:00</meta:creation-date>
    <dc:date>2026-01-04T16:55:43.956257441</dc:date>
    <meta:editing-duration>P4DT21H41M52S</meta:editing-duration>
    <meta:generator>LibreOffice/7.3.7.2$Linux_X86_64 LibreOffice_project/30$Build-2</meta:generator>
    <meta:document-statistic meta:table-count="1" meta:image-count="0" meta:object-count="0" meta:page-count="5" meta:paragraph-count="114" meta:word-count="1069" meta:character-count="6182" meta:non-whitespace-character-count="5219"/>
    <meta:user-defined meta:name="AppVersion">16.0000</meta:user-defined>
    <meta:template xlink:type="simple" xlink:actuate="onRequest" xlink:title="Normal" xlink:href=""/>
  </office:meta>
</office:document-meta>
</file>